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cf8e6d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4" style:family="text">
      <style:text-properties fo:color="#bcbec4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5" style:family="text">
      <style:text-properties fo:color="#56a8f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6" style:family="text">
      <style:text-properties fo:color="#7a7e8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7" style:family="text">
      <style:text-properties fo:color="#6aab73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8" style:family="text">
      <style:text-properties fo:color="#aa4926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9" style:family="text">
      <style:text-properties fo:color="#2aacb8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10" style:family="text">
      <style:text-properties fo:color="#8888c6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8.944cm" svg:viewBox="0 0 15946 530" draw:points="0,0 15946,0 15946,530 0,530">
          <text:p/>
        </draw:polygon>
        <draw:polygon draw:style-name="gr2" draw:text-style-name="P2" draw:layer="layout" svg:width="15.945cm" svg:height="0.529cm" svg:x="2.54cm" svg:y="19.473cm" svg:viewBox="0 0 15946 530" draw:points="0,0 15946,0 15946,530 0,530">
          <text:p/>
        </draw:polygon>
        <draw:polygon draw:style-name="gr2" draw:text-style-name="P2" draw:layer="layout" svg:width="15.945cm" svg:height="0.529cm" svg:x="2.54cm" svg:y="19.967cm" svg:viewBox="0 0 15946 530" draw:points="0,0 15946,0 15946,530 0,530">
          <text:p/>
        </draw:polygon>
        <draw:polygon draw:style-name="gr2" draw:text-style-name="P2" draw:layer="layout" svg:width="15.945cm" svg:height="0.529cm" svg:x="2.54cm" svg:y="20.461cm" svg:viewBox="0 0 15946 530" draw:points="0,0 15946,0 15946,530 0,530">
          <text:p/>
        </draw:polygon>
        <draw:polygon draw:style-name="gr2" draw:text-style-name="P2" draw:layer="layout" svg:width="15.945cm" svg:height="0.529cm" svg:x="2.54cm" svg:y="20.99cm" svg:viewBox="0 0 15946 530" draw:points="0,0 15946,0 15946,530 0,530">
          <text:p/>
        </draw:polygon>
        <draw:polygon draw:style-name="gr2" draw:text-style-name="P2" draw:layer="layout" svg:width="15.945cm" svg:height="0.529cm" svg:x="2.54cm" svg:y="21.484cm" svg:viewBox="0 0 15946 530" draw:points="0,0 15946,0 15946,530 0,530">
          <text:p/>
        </draw:polygon>
        <draw:polygon draw:style-name="gr2" draw:text-style-name="P2" draw:layer="layout" svg:width="15.945cm" svg:height="0.529cm" svg:x="2.54cm" svg:y="21.978cm" svg:viewBox="0 0 15946 530" draw:points="0,0 15946,0 15946,530 0,530">
          <text:p/>
        </draw:polygon>
        <draw:polygon draw:style-name="gr2" draw:text-style-name="P2" draw:layer="layout" svg:width="15.945cm" svg:height="0.529cm" svg:x="2.54cm" svg:y="22.507cm" svg:viewBox="0 0 15946 530" draw:points="0,0 15946,0 15946,530 0,530">
          <text:p/>
        </draw:polygon>
        <draw:polygon draw:style-name="gr2" draw:text-style-name="P2" draw:layer="layout" svg:width="15.945cm" svg:height="0.529cm" svg:x="2.54cm" svg:y="23.001cm" svg:viewBox="0 0 15946 530" draw:points="0,0 15946,0 15946,530 0,530">
          <text:p/>
        </draw:polygon>
        <draw:polygon draw:style-name="gr2" draw:text-style-name="P2" draw:layer="layout" svg:width="15.945cm" svg:height="0.53cm" svg:x="2.54cm" svg:y="23.494cm" svg:viewBox="0 0 15946 531" draw:points="0,0 15946,0 15946,531 0,531">
          <text:p/>
        </draw:polygon>
        <draw:polygon draw:style-name="gr2" draw:text-style-name="P2" draw:layer="layout" svg:width="15.945cm" svg:height="0.529cm" svg:x="2.54cm" svg:y="24.024cm" svg:viewBox="0 0 15946 530" draw:points="0,0 15946,0 15946,530 0,530">
          <text:p/>
        </draw:polygon>
        <draw:polygon draw:style-name="gr2" draw:text-style-name="P2" draw:layer="layout" svg:width="15.945cm" svg:height="0.529cm" svg:x="2.54cm" svg:y="24.518cm" svg:viewBox="0 0 15946 530" draw:points="0,0 15946,0 15946,530 0,530">
          <text:p/>
        </draw:polygon>
        <draw:polygon draw:style-name="gr2" draw:text-style-name="P2" draw:layer="layout" svg:width="15.945cm" svg:height="0.53cm" svg:x="2.54cm" svg:y="25.011cm" svg:viewBox="0 0 15946 531" draw:points="0,0 15946,0 15946,531 0,531">
          <text:p/>
        </draw:polygon>
        <draw:polygon draw:style-name="gr2" draw:text-style-name="P2" draw:layer="layout" svg:width="15.945cm" svg:height="0.529cm" svg:x="2.54cm" svg:y="25.541cm" svg:viewBox="0 0 15946 530" draw:points="0,0 15946,0 15946,530 0,530">
          <text:p/>
        </draw:polygon>
        <draw:polygon draw:style-name="gr2" draw:text-style-name="P2" draw:layer="layout" svg:width="15.945cm" svg:height="0.53cm" svg:x="2.54cm" svg:y="26.034cm" svg:viewBox="0 0 15946 531" draw:points="0,0 15946,0 15946,531 0,531">
          <text:p/>
        </draw:polygon>
        <draw:polygon draw:style-name="gr2" draw:text-style-name="P2" draw:layer="layout" svg:width="15.945cm" svg:height="0.53cm" svg:x="2.54cm" svg:y="26.528cm" svg:viewBox="0 0 15946 531" draw:points="0,0 15946,0 15946,531 0,531">
          <text:p/>
        </draw:polygon>
        <draw:frame draw:style-name="gr3" draw:text-style-name="P4" draw:layer="layout" svg:width="7.952cm" svg:height="0.433cm" svg:x="11.766cm" svg:y="2.553cm">
          <draw:text-box>
            <text:p text:style-name="P3"><text:span text:style-name="T1">Студент группы ИС-27 Цотниашвили Давид</text:span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7</text:span></text:p>
          </draw:text-box>
        </draw:frame>
        <draw:frame draw:style-name="gr3" draw:text-style-name="P4" draw:layer="layout" svg:width="15.877cm" svg:height="0.433cm" svg:x="2.54cm" svg:y="4.092cm">
          <draw:text-box>
            <text:p text:style-name="P3"><text:span text:style-name="T2">Тема:</text:span><text:span text:style-name="T1"> составление программ с использованием GUI Tkinter в IDE PyCharm Community,</text:span></text:p>
          </draw:text-box>
        </draw:frame>
        <draw:frame draw:style-name="gr3" draw:text-style-name="P4" draw:layer="layout" svg:width="6.589cm" svg:height="0.433cm" svg:x="2.54cm" svg:y="4.605cm">
          <draw:text-box>
            <text:p text:style-name="P3"><text:span text:style-name="T1">изучение возможностей модуля OS.</text:span></text:p>
          </draw:text-box>
        </draw:frame>
        <draw:frame draw:style-name="gr3" draw:text-style-name="P4" draw:layer="layout" svg:width="14.205cm" svg:height="0.433cm" svg:x="2.54cm" svg:y="5.632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5.585cm" svg:height="0.433cm" svg:x="2.54cm" svg:y="6.145cm">
          <draw:text-box>
            <text:p text:style-name="P3"><text:span text:style-name="T1">составления программ, приобрести навыки составление программ с использованием</text:span></text:p>
          </draw:text-box>
        </draw:frame>
        <draw:frame draw:style-name="gr3" draw:text-style-name="P4" draw:layer="layout" svg:width="13.206cm" svg:height="0.433cm" svg:x="2.54cm" svg:y="6.658cm">
          <draw:text-box>
            <text:p text:style-name="P3"><text:span text:style-name="T1">GUI Tkinter в IDE PyCharm Community, изучить возможности модуля OS.</text:span></text:p>
          </draw:text-box>
        </draw:frame>
        <draw:frame draw:style-name="gr3" draw:text-style-name="P4" draw:layer="layout" svg:width="15.047cm" svg:height="0.433cm" svg:x="2.54cm" svg:y="7.684cm">
          <draw:text-box>
            <text:p text:style-name="P3"><text:span text:style-name="T2">Постановка задачи: 1.</text:span><text:span text:style-name="T1"> В соответствии с номером варианта перейти по ссылке на</text:span></text:p>
          </draw:text-box>
        </draw:frame>
        <draw:frame draw:style-name="gr3" draw:text-style-name="P4" draw:layer="layout" svg:width="14.497cm" svg:height="0.433cm" svg:x="2.54cm" svg:y="8.198cm">
          <draw:text-box>
            <text:p text:style-name="P3"><text:span text:style-name="T1">прототип. Реализовать его в IDE PyCharm Community с применением пакета tk.</text:span></text:p>
          </draw:text-box>
        </draw:frame>
        <draw:frame draw:style-name="gr3" draw:text-style-name="P4" draw:layer="layout" svg:width="14.391cm" svg:height="0.433cm" svg:x="2.54cm" svg:y="8.711cm">
          <draw:text-box>
            <text:p text:style-name="P3"><text:span text:style-name="T1">Получить интерфейс максимально приближенный к оригиналу (см. таблицу 1).</text:span></text:p>
          </draw:text-box>
        </draw:frame>
        <draw:frame draw:style-name="gr3" draw:text-style-name="P4" draw:layer="layout" svg:width="15.009cm" svg:height="0.433cm" svg:x="2.54cm" svg:y="9.224cm">
          <draw:text-box>
            <text:p text:style-name="P3"><text:span text:style-name="T2">2.</text:span><text:span text:style-name="T1"> Разработать программу с применением пакета tk, взяв в качестве условия одну</text:span></text:p>
          </draw:text-box>
        </draw:frame>
        <draw:frame draw:style-name="gr3" draw:text-style-name="P4" draw:layer="layout" svg:width="5.747cm" svg:height="0.433cm" svg:x="2.54cm" svg:y="9.737cm">
          <draw:text-box>
            <text:p text:style-name="P3"><text:span text:style-name="T1">любую задачу из ПЗ №№ 2 – 9.</text:span></text:p>
          </draw:text-box>
        </draw:frame>
        <draw:frame draw:style-name="gr3" draw:text-style-name="P4" draw:layer="layout" svg:width="15.703cm" svg:height="0.433cm" svg:x="2.54cm" svg:y="10.25cm">
          <draw:text-box>
            <text:p text:style-name="P3"><text:span text:style-name="T2">3.</text:span><text:span text:style-name="T1"> Задание предполагает, что у студента есть проект с практическими работами (№№</text:span></text:p>
          </draw:text-box>
        </draw:frame>
        <draw:frame draw:style-name="gr3" draw:text-style-name="P4" draw:layer="layout" svg:width="13.312cm" svg:height="0.433cm" svg:x="2.54cm" svg:y="10.763cm">
          <draw:text-box>
            <text:p text:style-name="P3"><text:span text:style-name="T1">2-13), оформленный согласно требованиям. Все задания выполняются c</text:span></text:p>
          </draw:text-box>
        </draw:frame>
        <draw:frame draw:style-name="gr3" draw:text-style-name="P4" draw:layer="layout" svg:width="5.243cm" svg:height="0.433cm" svg:x="2.54cm" svg:y="11.277cm">
          <draw:text-box>
            <text:p text:style-name="P3"><text:span text:style-name="T1">использованием модуля OS:</text:span></text:p>
          </draw:text-box>
        </draw:frame>
        <draw:frame draw:style-name="gr3" draw:text-style-name="P4" draw:layer="layout" svg:width="10.518cm" svg:height="0.433cm" svg:x="7.936cm" svg:y="11.277cm">
          <draw:text-box>
            <text:p text:style-name="P3"><text:span text:style-name="T1">перейдите в каталог PZ11. Выведите список всех файлов</text:span></text:p>
          </draw:text-box>
        </draw:frame>
        <draw:frame draw:style-name="gr3" draw:text-style-name="P4" draw:layer="layout" svg:width="12.702cm" svg:height="0.433cm" svg:x="2.54cm" svg:y="11.79cm">
          <draw:text-box>
            <text:p text:style-name="P3"><text:span text:style-name="T1">в этом каталоге. Имена вложенных подкаталогов выводить не нужно.</text:span></text:p>
          </draw:text-box>
        </draw:frame>
        <draw:frame draw:style-name="gr3" draw:text-style-name="P4" draw:layer="layout" svg:width="3.135cm" svg:height="0.433cm" svg:x="15.325cm" svg:y="11.79cm">
          <draw:text-box>
            <text:p text:style-name="P3"><text:span text:style-name="T1">перейти в корень</text:span></text:p>
          </draw:text-box>
        </draw:frame>
        <draw:frame draw:style-name="gr3" draw:text-style-name="P4" draw:layer="layout" svg:width="15.716cm" svg:height="0.433cm" svg:x="2.54cm" svg:y="12.303cm">
          <draw:text-box>
            <text:p text:style-name="P3"><text:span text:style-name="T1">проекта, создать папку с именем test. В ней создать еще одну папку test1. В папку test</text:span></text:p>
          </draw:text-box>
        </draw:frame>
        <draw:frame draw:style-name="gr3" draw:text-style-name="P4" draw:layer="layout" svg:width="14.742cm" svg:height="0.433cm" svg:x="2.54cm" svg:y="12.816cm">
          <draw:text-box>
            <text:p text:style-name="P3"><text:span text:style-name="T1">переместить два файла из ПЗ6, а в папку test1 - один файл из ПЗ7. Файл из ПЗ7</text:span></text:p>
          </draw:text-box>
        </draw:frame>
        <draw:frame draw:style-name="gr3" draw:text-style-name="P4" draw:layer="layout" svg:width="15.458cm" svg:height="0.433cm" svg:x="2.54cm" svg:y="13.329cm">
          <draw:text-box>
            <text:p text:style-name="P3"><text:span text:style-name="T1">переименовать в test.txt. Вывести в консоль информацию о размере файлов в папке</text:span></text:p>
          </draw:text-box>
        </draw:frame>
        <draw:frame draw:style-name="gr3" draw:text-style-name="P4" draw:layer="layout" svg:width="0.743cm" svg:height="0.433cm" svg:x="2.54cm" svg:y="13.842cm">
          <draw:text-box>
            <text:p text:style-name="P3"><text:span text:style-name="T1">test.</text:span></text:p>
          </draw:text-box>
        </draw:frame>
        <draw:frame draw:style-name="gr3" draw:text-style-name="P4" draw:layer="layout" svg:width="14.793cm" svg:height="0.433cm" svg:x="3.488cm" svg:y="13.842cm">
          <draw:text-box>
            <text:p text:style-name="P3"><text:span text:style-name="T1">перейти в папку с PZ11, найти там файл с самым коротким именем, имя вывести</text:span></text:p>
          </draw:text-box>
        </draw:frame>
        <draw:frame draw:style-name="gr3" draw:text-style-name="P4" draw:layer="layout" svg:width="12.507cm" svg:height="0.433cm" svg:x="2.54cm" svg:y="14.355cm">
          <draw:text-box>
            <text:p text:style-name="P3"><text:span text:style-name="T1">в консоль. Использовать функцию basename () (os.path.basename()).</text:span></text:p>
          </draw:text-box>
        </draw:frame>
        <draw:frame draw:style-name="gr3" draw:text-style-name="P4" draw:layer="layout" svg:width="3.13cm" svg:height="0.433cm" svg:x="15.155cm" svg:y="14.355cm">
          <draw:text-box>
            <text:p text:style-name="P3"><text:span text:style-name="T1">перейти в любую</text:span></text:p>
          </draw:text-box>
        </draw:frame>
        <draw:frame draw:style-name="gr3" draw:text-style-name="P4" draw:layer="layout" svg:width="14.298cm" svg:height="0.433cm" svg:x="2.54cm" svg:y="14.869cm">
          <draw:text-box>
            <text:p text:style-name="P3"><text:span text:style-name="T1">папку где есть отчет в формате .pdf и «запустите» файл в привязанной к нему</text:span></text:p>
          </draw:text-box>
        </draw:frame>
        <draw:frame draw:style-name="gr3" draw:text-style-name="P4" draw:layer="layout" svg:width="8.727cm" svg:height="0.433cm" svg:x="2.54cm" svg:y="15.382cm">
          <draw:text-box>
            <text:p text:style-name="P3"><text:span text:style-name="T1">программе. Использовать функцию os.startfile().</text:span></text:p>
          </draw:text-box>
        </draw:frame>
        <draw:frame draw:style-name="gr3" draw:text-style-name="P4" draw:layer="layout" svg:width="3.935cm" svg:height="0.433cm" svg:x="11.4cm" svg:y="15.382cm">
          <draw:text-box>
            <text:p text:style-name="P3"><text:span text:style-name="T1">удалить файл test.txt.</text:span></text:p>
          </draw:text-box>
        </draw:frame>
        <draw:frame draw:style-name="gr3" draw:text-style-name="P4" draw:layer="layout" svg:width="5.37cm" svg:height="0.433cm" svg:x="2.54cm" svg:y="16.921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7.948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8.461cm">
          <draw:text-box>
            <text:p text:style-name="P3"><text:span text:style-name="T2">1)</text:span></text:p>
          </draw:text-box>
        </draw:frame>
        <draw:frame draw:style-name="gr3" draw:text-style-name="P4" draw:layer="layout" svg:width="4.66cm" svg:height="0.446cm" svg:x="2.54cm" svg:y="18.961cm">
          <draw:text-box>
            <text:p text:style-name="P3"><text:span text:style-name="T3">import</text:span><text:span text:style-name="T4"> tkinter</text:span><text:span text:style-name="T3"> as</text:span><text:span text:style-name="T4"> tk</text:span></text:p>
          </draw:text-box>
        </draw:frame>
        <draw:frame draw:style-name="gr3" draw:text-style-name="P4" draw:layer="layout" svg:width="5.357cm" svg:height="0.446cm" svg:x="2.54cm" svg:y="19.466cm">
          <draw:text-box>
            <text:p text:style-name="P3"><text:span text:style-name="T3">from</text:span><text:span text:style-name="T4"> tkinter</text:span><text:span text:style-name="T3"> import</text:span><text:span text:style-name="T4"> ttk</text:span></text:p>
          </draw:text-box>
        </draw:frame>
        <draw:frame draw:style-name="gr3" draw:text-style-name="P4" draw:layer="layout" svg:width="3.03cm" svg:height="0.446cm" svg:x="2.54cm" svg:y="20.478cm">
          <draw:text-box>
            <text:p text:style-name="P3"><text:span text:style-name="T3">def</text:span><text:span text:style-name="T5"> submit</text:span><text:span text:style-name="T4">():</text:span></text:p>
          </draw:text-box>
        </draw:frame>
        <draw:frame draw:style-name="gr3" draw:text-style-name="P4" draw:layer="layout" svg:width="12.808cm" svg:height="0.446cm" svg:x="3.238cm" svg:y="20.983cm">
          <draw:text-box>
            <text:p text:style-name="P3"><text:span text:style-name="T6"># Логика для обработки данных при нажатии кнопки Submit</text:span></text:p>
          </draw:text-box>
        </draw:frame>
        <draw:frame draw:style-name="gr3" draw:text-style-name="P4" draw:layer="layout" svg:width="0.933cm" svg:height="0.446cm" svg:x="3.238cm" svg:y="21.489cm">
          <draw:text-box>
            <text:p text:style-name="P3"><text:span text:style-name="T3">pass</text:span></text:p>
          </draw:text-box>
        </draw:frame>
        <draw:frame draw:style-name="gr3" draw:text-style-name="P4" draw:layer="layout" svg:width="3.03cm" svg:height="0.446cm" svg:x="2.54cm" svg:y="22.5cm">
          <draw:text-box>
            <text:p text:style-name="P3"><text:span text:style-name="T3">def</text:span><text:span text:style-name="T5"> cancel</text:span><text:span text:style-name="T4">():</text:span></text:p>
          </draw:text-box>
        </draw:frame>
        <draw:frame draw:style-name="gr3" draw:text-style-name="P4" draw:layer="layout" svg:width="12.808cm" svg:height="0.446cm" svg:x="3.238cm" svg:y="23.005cm">
          <draw:text-box>
            <text:p text:style-name="P3"><text:span text:style-name="T6"># Логика для обработки данных при нажатии кнопки Cancel</text:span></text:p>
          </draw:text-box>
        </draw:frame>
        <draw:frame draw:style-name="gr3" draw:text-style-name="P4" draw:layer="layout" svg:width="3.029cm" svg:height="0.446cm" svg:x="3.238cm" svg:y="23.511cm">
          <draw:text-box>
            <text:p text:style-name="P3"><text:span text:style-name="T4">window.quit()</text:span></text:p>
          </draw:text-box>
        </draw:frame>
        <draw:frame draw:style-name="gr3" draw:text-style-name="P4" draw:layer="layout" svg:width="3.727cm" svg:height="0.446cm" svg:x="2.54cm" svg:y="24.522cm">
          <draw:text-box>
            <text:p text:style-name="P3"><text:span text:style-name="T4">window = tk.Tk()</text:span></text:p>
          </draw:text-box>
        </draw:frame>
        <draw:frame draw:style-name="gr3" draw:text-style-name="P4" draw:layer="layout" svg:width="5.358cm" svg:height="0.446cm" svg:x="2.54cm" svg:y="25.027cm">
          <draw:text-box>
            <text:p text:style-name="P3"><text:span text:style-name="T4">window.title(</text:span><text:span text:style-name="T7">"Sign Up"</text:span><text:span text:style-name="T4">)</text:span></text:p>
          </draw:text-box>
        </draw:frame>
        <draw:frame draw:style-name="gr3" draw:text-style-name="P4" draw:layer="layout" svg:width="6.987cm" svg:height="0.446cm" svg:x="2.54cm" svg:y="25.533cm">
          <draw:text-box>
            <text:p text:style-name="P3"><text:span text:style-name="T4">window.resizable(</text:span><text:span text:style-name="T3">False</text:span><text:span text:style-name="T4">,</text:span><text:span text:style-name="T3"> False</text:span><text:span text:style-name="T4">)</text:span></text:p>
          </draw:text-box>
        </draw:frame>
        <draw:frame draw:style-name="gr3" draw:text-style-name="P4" draw:layer="layout" svg:width="7.918cm" svg:height="0.446cm" svg:x="9.987cm" svg:y="25.533cm">
          <draw:text-box>
            <text:p text:style-name="P3"><text:span text:style-name="T6"># Запрет на изменение размера окна</text:span></text:p>
          </draw:text-box>
        </draw:frame>
        <draw:frame draw:style-name="gr3" draw:text-style-name="P4" draw:layer="layout" svg:width="4.193cm" svg:height="0.446cm" svg:x="2.54cm" svg:y="26.544cm">
          <draw:text-box>
            <text:p text:style-name="P3"><text:span text:style-name="T6"># Настройка стилей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frame draw:style-name="gr3" draw:text-style-name="P4" draw:layer="layout" svg:width="4.426cm" svg:height="0.446cm" svg:x="2.54cm" svg:y="2.54cm">
          <draw:text-box>
            <text:p text:style-name="P3"><text:span text:style-name="T4">style = ttk.Style()</text:span></text:p>
          </draw:text-box>
        </draw:frame>
        <draw:frame draw:style-name="gr3" draw:text-style-name="P4" draw:layer="layout" svg:width="12.111cm" svg:height="0.446cm" svg:x="2.54cm" svg:y="3.045cm">
          <draw:text-box>
            <text:p text:style-name="P3"><text:span text:style-name="T4">style.configure(</text:span><text:span text:style-name="T7">'TButton'</text:span><text:span text:style-name="T4">,</text:span><text:span text:style-name="T8"> padding</text:span><text:span text:style-name="T4">=</text:span><text:span text:style-name="T9">6</text:span><text:span text:style-name="T4">,</text:span><text:span text:style-name="T8"> relief</text:span><text:span text:style-name="T4">=</text:span><text:span text:style-name="T7">"flat"</text:span><text:span text:style-name="T4">,</text:span></text:p>
          </draw:text-box>
        </draw:frame>
        <draw:frame draw:style-name="gr3" draw:text-style-name="P4" draw:layer="layout" svg:width="4.892cm" svg:height="0.446cm" svg:x="2.54cm" svg:y="3.551cm">
          <draw:text-box>
            <text:p text:style-name="P3"><text:span text:style-name="T8">background</text:span><text:span text:style-name="T4">=</text:span><text:span text:style-name="T7">"#f0ad4e"</text:span><text:span text:style-name="T4">)</text:span></text:p>
          </draw:text-box>
        </draw:frame>
        <draw:frame draw:style-name="gr3" draw:text-style-name="P4" draw:layer="layout" svg:width="15.603cm" svg:height="0.446cm" svg:x="2.54cm" svg:y="4.056cm">
          <draw:text-box>
            <text:p text:style-name="P3"><text:span text:style-name="T4">style.configure(</text:span><text:span text:style-name="T7">'TLabel'</text:span><text:span text:style-name="T4">,</text:span><text:span text:style-name="T8"> background</text:span><text:span text:style-name="T4">=</text:span><text:span text:style-name="T7">'#2c3e50'</text:span><text:span text:style-name="T4">,</text:span><text:span text:style-name="T8"> foreground</text:span><text:span text:style-name="T4">=</text:span><text:span text:style-name="T7">'white'</text:span><text:span text:style-name="T4">,</text:span></text:p>
          </draw:text-box>
        </draw:frame>
        <draw:frame draw:style-name="gr3" draw:text-style-name="P4" draw:layer="layout" svg:width="5.358cm" svg:height="0.446cm" svg:x="2.54cm" svg:y="4.562cm">
          <draw:text-box>
            <text:p text:style-name="P3"><text:span text:style-name="T8">font</text:span><text:span text:style-name="T4">=(</text:span><text:span text:style-name="T7">'Helvetica'</text:span><text:span text:style-name="T4">,</text:span><text:span text:style-name="T9"> 10</text:span><text:span text:style-name="T4">))</text:span></text:p>
          </draw:text-box>
        </draw:frame>
        <draw:frame draw:style-name="gr3" draw:text-style-name="P4" draw:layer="layout" svg:width="11.878cm" svg:height="0.446cm" svg:x="2.54cm" svg:y="5.067cm">
          <draw:text-box>
            <text:p text:style-name="P3"><text:span text:style-name="T4">style.configure(</text:span><text:span text:style-name="T7">'TEntry'</text:span><text:span text:style-name="T4">,</text:span><text:span text:style-name="T8"> padding</text:span><text:span text:style-name="T4">=</text:span><text:span text:style-name="T9">6</text:span><text:span text:style-name="T4">,</text:span><text:span text:style-name="T8"> relief</text:span><text:span text:style-name="T4">=</text:span><text:span text:style-name="T7">"flat"</text:span><text:span text:style-name="T4">)</text:span></text:p>
          </draw:text-box>
        </draw:frame>
        <draw:frame draw:style-name="gr3" draw:text-style-name="P4" draw:layer="layout" svg:width="8.384cm" svg:height="0.446cm" svg:x="2.54cm" svg:y="6.079cm">
          <draw:text-box>
            <text:p text:style-name="P3"><text:span text:style-name="T6"># Фрейм для размещения всех виджетов</text:span></text:p>
          </draw:text-box>
        </draw:frame>
        <draw:frame draw:style-name="gr3" draw:text-style-name="P4" draw:layer="layout" svg:width="8.851cm" svg:height="0.446cm" svg:x="2.54cm" svg:y="6.584cm">
          <draw:text-box>
            <text:p text:style-name="P3"><text:span text:style-name="T4">frame = tk.Frame(window,</text:span><text:span text:style-name="T8"> bg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10.016cm" svg:height="0.446cm" svg:x="2.54cm" svg:y="7.09cm">
          <draw:text-box>
            <text:p text:style-name="P3"><text:span text:style-name="T4">frame.pack(</text:span><text:span text:style-name="T8">padx</text:span><text:span text:style-name="T4">=</text:span><text:span text:style-name="T9">10</text:span><text:span text:style-name="T4">,</text:span><text:span text:style-name="T8"> pady</text:span><text:span text:style-name="T4">=(</text:span><text:span text:style-name="T9">10</text:span><text:span text:style-name="T4">,</text:span><text:span text:style-name="T9"> 0</text:span><text:span text:style-name="T4">),</text:span><text:span text:style-name="T8"> fill</text:span><text:span text:style-name="T4">=</text:span><text:span text:style-name="T7">'x'</text:span><text:span text:style-name="T4">)</text:span></text:p>
          </draw:text-box>
        </draw:frame>
        <draw:frame draw:style-name="gr3" draw:text-style-name="P4" draw:layer="layout" svg:width="2.563cm" svg:height="0.446cm" svg:x="2.54cm" svg:y="8.101cm">
          <draw:text-box>
            <text:p text:style-name="P3"><text:span text:style-name="T6"># Заголовок</text:span></text:p>
          </draw:text-box>
        </draw:frame>
        <draw:frame draw:style-name="gr3" draw:text-style-name="P4" draw:layer="layout" svg:width="12.344cm" svg:height="0.446cm" svg:x="2.54cm" svg:y="8.606cm">
          <draw:text-box>
            <text:p text:style-name="P3"><text:span text:style-name="T4">title = tk.Label(frame,</text:span><text:span text:style-name="T8"> text</text:span><text:span text:style-name="T4">=</text:span><text:span text:style-name="T7">"Sign Up"</text:span><text:span text:style-name="T4">,</text:span><text:span text:style-name="T8"> bg</text:span><text:span text:style-name="T4">=</text:span><text:span text:style-name="T7">'#f0ad4e'</text:span><text:span text:style-name="T4">,</text:span></text:p>
          </draw:text-box>
        </draw:frame>
        <draw:frame draw:style-name="gr3" draw:text-style-name="P4" draw:layer="layout" svg:width="5.358cm" svg:height="0.446cm" svg:x="2.54cm" svg:y="9.112cm">
          <draw:text-box>
            <text:p text:style-name="P3"><text:span text:style-name="T8">font</text:span><text:span text:style-name="T4">=(</text:span><text:span text:style-name="T7">'Helvetica'</text:span><text:span text:style-name="T4">,</text:span><text:span text:style-name="T9"> 16</text:span><text:span text:style-name="T4">))</text:span></text:p>
          </draw:text-box>
        </draw:frame>
        <draw:frame draw:style-name="gr3" draw:text-style-name="P4" draw:layer="layout" svg:width="14.673cm" svg:height="0.446cm" svg:x="2.54cm" svg:y="9.617cm">
          <draw:text-box>
            <text:p text:style-name="P3"><text:span text:style-name="T4">title.grid(</text:span><text:span text:style-name="T8">row</text:span><text:span text:style-name="T4">=</text:span><text:span text:style-name="T9">0</text:span><text:span text:style-name="T4">,</text:span><text:span text:style-name="T8"> column</text:span><text:span text:style-name="T4">=</text:span><text:span text:style-name="T9">0</text:span><text:span text:style-name="T4">,</text:span><text:span text:style-name="T8"> columnspan</text:span><text:span text:style-name="T4">=</text:span><text:span text:style-name="T9">2</text:span><text:span text:style-name="T4">,</text:span><text:span text:style-name="T8"> pady</text:span><text:span text:style-name="T4">=</text:span><text:span text:style-name="T9">10</text:span><text:span text:style-name="T4">,</text:span><text:span text:style-name="T8"> sticky</text:span><text:span text:style-name="T4">=</text:span><text:span text:style-name="T7">'ew'</text:span><text:span text:style-name="T4">)</text:span></text:p>
          </draw:text-box>
        </draw:frame>
        <draw:frame draw:style-name="gr3" draw:text-style-name="P4" draw:layer="layout" svg:width="5.357cm" svg:height="0.446cm" svg:x="2.54cm" svg:y="10.628cm">
          <draw:text-box>
            <text:p text:style-name="P3"><text:span text:style-name="T6"># Поля для ввода данных</text:span></text:p>
          </draw:text-box>
        </draw:frame>
        <draw:frame draw:style-name="gr3" draw:text-style-name="P4" draw:layer="layout" svg:width="15.835cm" svg:height="0.446cm" svg:x="2.54cm" svg:y="11.134cm">
          <draw:text-box>
            <text:p text:style-name="P3"><text:span text:style-name="T4">labels = [</text:span><text:span text:style-name="T7">'First Name'</text:span><text:span text:style-name="T4">,</text:span><text:span text:style-name="T7"> 'Last Name'</text:span><text:span text:style-name="T4">,</text:span><text:span text:style-name="T7"> 'Screen Name'</text:span><text:span text:style-name="T4">,</text:span><text:span text:style-name="T7"> 'Date of Birth'</text:span><text:span text:style-name="T4">,</text:span></text:p>
          </draw:text-box>
        </draw:frame>
        <draw:frame draw:style-name="gr3" draw:text-style-name="P4" draw:layer="layout" svg:width="13.974cm" svg:height="0.446cm" svg:x="2.54cm" svg:y="11.639cm">
          <draw:text-box>
            <text:p text:style-name="P3"><text:span text:style-name="T7">'Gender'</text:span><text:span text:style-name="T4">,</text:span><text:span text:style-name="T7"> 'Country'</text:span><text:span text:style-name="T4">,</text:span><text:span text:style-name="T7"> 'E-mail'</text:span><text:span text:style-name="T4">,</text:span><text:span text:style-name="T7"> 'Phone'</text:span><text:span text:style-name="T4">,</text:span><text:span text:style-name="T7"> 'Password'</text:span><text:span text:style-name="T4">,</text:span><text:span text:style-name="T7"> 'Confirm</text:span></text:p>
          </draw:text-box>
        </draw:frame>
        <draw:frame draw:style-name="gr3" draw:text-style-name="P4" draw:layer="layout" svg:width="2.331cm" svg:height="0.446cm" svg:x="2.54cm" svg:y="12.145cm">
          <draw:text-box>
            <text:p text:style-name="P3"><text:span text:style-name="T7">Password'</text:span><text:span text:style-name="T4">]</text:span></text:p>
          </draw:text-box>
        </draw:frame>
        <draw:frame draw:style-name="gr3" draw:text-style-name="P4" draw:layer="layout" svg:width="2.796cm" svg:height="0.446cm" svg:x="2.54cm" svg:y="12.65cm">
          <draw:text-box>
            <text:p text:style-name="P3"><text:span text:style-name="T4">entries = {}</text:span></text:p>
          </draw:text-box>
        </draw:frame>
        <draw:frame draw:style-name="gr3" draw:text-style-name="P4" draw:layer="layout" svg:width="9.084cm" svg:height="0.446cm" svg:x="2.54cm" svg:y="13.662cm">
          <draw:text-box>
            <text:p text:style-name="P3"><text:span text:style-name="T3">for</text:span><text:span text:style-name="T4"> i, label_text</text:span><text:span text:style-name="T3"> in</text:span><text:span text:style-name="T10"> enumerate</text:span><text:span text:style-name="T4">(labels):</text:span></text:p>
          </draw:text-box>
        </draw:frame>
        <draw:frame draw:style-name="gr3" draw:text-style-name="P4" draw:layer="layout" svg:width="9.548cm" svg:height="0.446cm" svg:x="3.238cm" svg:y="14.167cm">
          <draw:text-box>
            <text:p text:style-name="P3"><text:span text:style-name="T4">label = ttk.Label(frame,</text:span><text:span text:style-name="T8"> text</text:span><text:span text:style-name="T4">=label_text)</text:span></text:p>
          </draw:text-box>
        </draw:frame>
        <draw:frame draw:style-name="gr3" draw:text-style-name="P4" draw:layer="layout" svg:width="13.277cm" svg:height="0.446cm" svg:x="3.238cm" svg:y="14.673cm">
          <draw:text-box>
            <text:p text:style-name="P3"><text:span text:style-name="T4">label.grid(</text:span><text:span text:style-name="T8">row</text:span><text:span text:style-name="T4">=i+</text:span><text:span text:style-name="T9">1</text:span><text:span text:style-name="T4">,</text:span><text:span text:style-name="T8"> column</text:span><text:span text:style-name="T4">=</text:span><text:span text:style-name="T9">0</text:span><text:span text:style-name="T4">,</text:span><text:span text:style-name="T8"> padx</text:span><text:span text:style-name="T4">=</text:span><text:span text:style-name="T9">5</text:span><text:span text:style-name="T4">,</text:span><text:span text:style-name="T8"> pady</text:span><text:span text:style-name="T4">=</text:span><text:span text:style-name="T9">5</text:span><text:span text:style-name="T4">,</text:span><text:span text:style-name="T8"> sticky</text:span><text:span text:style-name="T4">=</text:span><text:span text:style-name="T7">'e'</text:span><text:span text:style-name="T4">)</text:span></text:p>
          </draw:text-box>
        </draw:frame>
        <draw:frame draw:style-name="gr3" draw:text-style-name="P4" draw:layer="layout" svg:width="7.686cm" svg:height="0.446cm" svg:x="3.238cm" svg:y="15.178cm">
          <draw:text-box>
            <text:p text:style-name="P3"><text:span text:style-name="T3">if</text:span><text:span text:style-name="T4"> label_text ==</text:span><text:span text:style-name="T7"> 'Date of Birth'</text:span><text:span text:style-name="T4">:</text:span></text:p>
          </draw:text-box>
        </draw:frame>
        <draw:frame draw:style-name="gr3" draw:text-style-name="P4" draw:layer="layout" svg:width="9.55cm" svg:height="0.446cm" svg:x="4.169cm" svg:y="15.684cm">
          <draw:text-box>
            <text:p text:style-name="P3"><text:span text:style-name="T4">dob_frame = tk.Frame(frame,</text:span><text:span text:style-name="T8"> bg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12.346cm" svg:height="0.446cm" svg:x="4.169cm" svg:y="16.189cm">
          <draw:text-box>
            <text:p text:style-name="P3"><text:span text:style-name="T4">dob_frame.grid(</text:span><text:span text:style-name="T8">row</text:span><text:span text:style-name="T4">=i+</text:span><text:span text:style-name="T9">1</text:span><text:span text:style-name="T4">,</text:span><text:span text:style-name="T8"> column</text:span><text:span text:style-name="T4">=</text:span><text:span text:style-name="T9">1</text:span><text:span text:style-name="T4">,</text:span><text:span text:style-name="T8"> pady</text:span><text:span text:style-name="T4">=</text:span><text:span text:style-name="T9">5</text:span><text:span text:style-name="T4">,</text:span><text:span text:style-name="T8"> sticky</text:span><text:span text:style-name="T4">=</text:span><text:span text:style-name="T7">'w'</text:span><text:span text:style-name="T4">)</text:span></text:p>
          </draw:text-box>
        </draw:frame>
        <draw:frame draw:style-name="gr3" draw:text-style-name="P4" draw:layer="layout" svg:width="11.645cm" svg:height="0.446cm" svg:x="4.169cm" svg:y="16.695cm">
          <draw:text-box>
            <text:p text:style-name="P3"><text:span text:style-name="T4">month = ttk.Combobox(dob_frame,</text:span><text:span text:style-name="T8"> values</text:span><text:span text:style-name="T4">=[</text:span><text:span text:style-name="T7">"January"</text:span><text:span text:style-name="T4">,</text:span></text:p>
          </draw:text-box>
        </draw:frame>
        <draw:frame draw:style-name="gr3" draw:text-style-name="P4" draw:layer="layout" svg:width="14.44cm" svg:height="0.446cm" svg:x="2.54cm" svg:y="17.2cm">
          <draw:text-box>
            <text:p text:style-name="P3"><text:span text:style-name="T7">"February"</text:span><text:span text:style-name="T4">,</text:span><text:span text:style-name="T7"> "March"</text:span><text:span text:style-name="T4">,</text:span><text:span text:style-name="T7"> "April"</text:span><text:span text:style-name="T4">,</text:span><text:span text:style-name="T7"> "May"</text:span><text:span text:style-name="T4">,</text:span><text:span text:style-name="T7"> "June"</text:span><text:span text:style-name="T4">,</text:span><text:span text:style-name="T7"> "July"</text:span><text:span text:style-name="T4">,</text:span><text:span text:style-name="T7"> "August"</text:span><text:span text:style-name="T4">,</text:span></text:p>
          </draw:text-box>
        </draw:frame>
        <draw:frame draw:style-name="gr3" draw:text-style-name="P4" draw:layer="layout" svg:width="13.274cm" svg:height="0.446cm" svg:x="2.54cm" svg:y="17.706cm">
          <draw:text-box>
            <text:p text:style-name="P3"><text:span text:style-name="T7">"September"</text:span><text:span text:style-name="T4">,</text:span><text:span text:style-name="T7"> "October"</text:span><text:span text:style-name="T4">,</text:span><text:span text:style-name="T7"> "November"</text:span><text:span text:style-name="T4">,</text:span><text:span text:style-name="T7"> "December"</text:span><text:span text:style-name="T4">],</text:span><text:span text:style-name="T8"> width</text:span><text:span text:style-name="T4">=</text:span><text:span text:style-name="T9">8</text:span><text:span text:style-name="T4">)</text:span></text:p>
          </draw:text-box>
        </draw:frame>
        <draw:frame draw:style-name="gr3" draw:text-style-name="P4" draw:layer="layout" svg:width="3.727cm" svg:height="0.446cm" svg:x="4.169cm" svg:y="18.211cm">
          <draw:text-box>
            <text:p text:style-name="P3"><text:span text:style-name="T4">month.set(</text:span><text:span text:style-name="T7">"May"</text:span><text:span text:style-name="T4">)</text:span></text:p>
          </draw:text-box>
        </draw:frame>
        <draw:frame draw:style-name="gr3" draw:text-style-name="P4" draw:layer="layout" svg:width="5.357cm" svg:height="0.446cm" svg:x="4.169cm" svg:y="18.717cm">
          <draw:text-box>
            <text:p text:style-name="P3"><text:span text:style-name="T4">month.pack(</text:span><text:span text:style-name="T8">side</text:span><text:span text:style-name="T4">=</text:span><text:span text:style-name="T7">'left'</text:span><text:span text:style-name="T4">)</text:span></text:p>
          </draw:text-box>
        </draw:frame>
        <draw:frame draw:style-name="gr3" draw:text-style-name="P4" draw:layer="layout" svg:width="13.042cm" svg:height="0.446cm" svg:x="4.169cm" svg:y="19.222cm">
          <draw:text-box>
            <text:p text:style-name="P3"><text:span text:style-name="T4">day = ttk.Combobox(dob_frame,</text:span><text:span text:style-name="T8"> values</text:span><text:span text:style-name="T4">=</text:span><text:span text:style-name="T10">list</text:span><text:span text:style-name="T4">(</text:span><text:span text:style-name="T10">range</text:span><text:span text:style-name="T4">(</text:span><text:span text:style-name="T9">1</text:span><text:span text:style-name="T4">,</text:span><text:span text:style-name="T9"> 32</text:span><text:span text:style-name="T4">)),</text:span></text:p>
          </draw:text-box>
        </draw:frame>
        <draw:frame draw:style-name="gr3" draw:text-style-name="P4" draw:layer="layout" svg:width="1.865cm" svg:height="0.446cm" svg:x="2.54cm" svg:y="19.728cm">
          <draw:text-box>
            <text:p text:style-name="P3"><text:span text:style-name="T8">width</text:span><text:span text:style-name="T4">=</text:span><text:span text:style-name="T9">3</text:span><text:span text:style-name="T4">)</text:span></text:p>
          </draw:text-box>
        </draw:frame>
        <draw:frame draw:style-name="gr3" draw:text-style-name="P4" draw:layer="layout" svg:width="2.331cm" svg:height="0.446cm" svg:x="4.169cm" svg:y="20.233cm">
          <draw:text-box>
            <text:p text:style-name="P3"><text:span text:style-name="T4">day.set(</text:span><text:span text:style-name="T9">5</text:span><text:span text:style-name="T4">)</text:span></text:p>
          </draw:text-box>
        </draw:frame>
        <draw:frame draw:style-name="gr3" draw:text-style-name="P4" draw:layer="layout" svg:width="4.892cm" svg:height="0.446cm" svg:x="4.169cm" svg:y="20.739cm">
          <draw:text-box>
            <text:p text:style-name="P3"><text:span text:style-name="T4">day.pack(</text:span><text:span text:style-name="T8">side</text:span><text:span text:style-name="T4">=</text:span><text:span text:style-name="T7">'left'</text:span><text:span text:style-name="T4">)</text:span></text:p>
          </draw:text-box>
        </draw:frame>
        <draw:frame draw:style-name="gr3" draw:text-style-name="P4" draw:layer="layout" svg:width="12.575cm" svg:height="0.446cm" svg:x="4.169cm" svg:y="21.245cm">
          <draw:text-box>
            <text:p text:style-name="P3"><text:span text:style-name="T4">year = ttk.Combobox(dob_frame,</text:span><text:span text:style-name="T8"> values</text:span><text:span text:style-name="T4">=</text:span><text:span text:style-name="T10">list</text:span><text:span text:style-name="T4">(</text:span><text:span text:style-name="T10">range</text:span><text:span text:style-name="T4">(</text:span><text:span text:style-name="T9">1900</text:span><text:span text:style-name="T4">,</text:span></text:p>
          </draw:text-box>
        </draw:frame>
        <draw:frame draw:style-name="gr3" draw:text-style-name="P4" draw:layer="layout" svg:width="3.728cm" svg:height="0.446cm" svg:x="2.54cm" svg:y="21.75cm">
          <draw:text-box>
            <text:p text:style-name="P3"><text:span text:style-name="T9">2024</text:span><text:span text:style-name="T4">)),</text:span><text:span text:style-name="T8"> width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3.262cm" svg:height="0.446cm" svg:x="4.169cm" svg:y="22.256cm">
          <draw:text-box>
            <text:p text:style-name="P3"><text:span text:style-name="T4">year.set(</text:span><text:span text:style-name="T9">1985</text:span><text:span text:style-name="T4">)</text:span></text:p>
          </draw:text-box>
        </draw:frame>
        <draw:frame draw:style-name="gr3" draw:text-style-name="P4" draw:layer="layout" svg:width="5.124cm" svg:height="0.446cm" svg:x="4.169cm" svg:y="22.761cm">
          <draw:text-box>
            <text:p text:style-name="P3"><text:span text:style-name="T4">year.pack(</text:span><text:span text:style-name="T8">side</text:span><text:span text:style-name="T4">=</text:span><text:span text:style-name="T7">'left'</text:span><text:span text:style-name="T4">)</text:span></text:p>
          </draw:text-box>
        </draw:frame>
        <draw:frame draw:style-name="gr3" draw:text-style-name="P4" draw:layer="layout" svg:width="9.315cm" svg:height="0.446cm" svg:x="4.169cm" svg:y="23.267cm">
          <draw:text-box>
            <text:p text:style-name="P3"><text:span text:style-name="T4">entries[label_text] = (month, day, year)</text:span></text:p>
          </draw:text-box>
        </draw:frame>
        <draw:frame draw:style-name="gr3" draw:text-style-name="P4" draw:layer="layout" svg:width="6.522cm" svg:height="0.446cm" svg:x="3.238cm" svg:y="23.772cm">
          <draw:text-box>
            <text:p text:style-name="P3"><text:span text:style-name="T3">elif</text:span><text:span text:style-name="T4"> label_text ==</text:span><text:span text:style-name="T7"> 'Gender'</text:span><text:span text:style-name="T4">:</text:span></text:p>
          </draw:text-box>
        </draw:frame>
        <draw:frame draw:style-name="gr3" draw:text-style-name="P4" draw:layer="layout" svg:width="10.248cm" svg:height="0.446cm" svg:x="4.169cm" svg:y="24.278cm">
          <draw:text-box>
            <text:p text:style-name="P3"><text:span text:style-name="T4">gender_frame = tk.Frame(frame,</text:span><text:span text:style-name="T8"> bg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13.044cm" svg:height="0.446cm" svg:x="4.169cm" svg:y="24.783cm">
          <draw:text-box>
            <text:p text:style-name="P3"><text:span text:style-name="T4">gender_frame.grid(</text:span><text:span text:style-name="T8">row</text:span><text:span text:style-name="T4">=i+</text:span><text:span text:style-name="T9">1</text:span><text:span text:style-name="T4">,</text:span><text:span text:style-name="T8"> column</text:span><text:span text:style-name="T4">=</text:span><text:span text:style-name="T9">1</text:span><text:span text:style-name="T4">,</text:span><text:span text:style-name="T8"> pady</text:span><text:span text:style-name="T4">=</text:span><text:span text:style-name="T9">5</text:span><text:span text:style-name="T4">,</text:span><text:span text:style-name="T8"> sticky</text:span><text:span text:style-name="T4">=</text:span><text:span text:style-name="T7">'w'</text:span><text:span text:style-name="T4">)</text:span></text:p>
          </draw:text-box>
        </draw:frame>
        <draw:frame draw:style-name="gr3" draw:text-style-name="P4" draw:layer="layout" svg:width="5.357cm" svg:height="0.446cm" svg:x="4.169cm" svg:y="25.289cm">
          <draw:text-box>
            <text:p text:style-name="P3"><text:span text:style-name="T4">gender = tk.StringVar(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4.306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823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11.877cm" svg:height="0.446cm" svg:x="4.169cm" svg:y="2.54cm">
          <draw:text-box>
            <text:p text:style-name="P3"><text:span text:style-name="T4">male_rb = tk.Radiobutton(gender_frame,</text:span><text:span text:style-name="T8"> text</text:span><text:span text:style-name="T4">=</text:span><text:span text:style-name="T7">"Male"</text:span><text:span text:style-name="T4">,</text:span></text:p>
          </draw:text-box>
        </draw:frame>
        <draw:frame draw:style-name="gr3" draw:text-style-name="P4" draw:layer="layout" svg:width="14.906cm" svg:height="0.446cm" svg:x="2.54cm" svg:y="3.045cm">
          <draw:text-box>
            <text:p text:style-name="P3"><text:span text:style-name="T8">variable</text:span><text:span text:style-name="T4">=gender,</text:span><text:span text:style-name="T8"> value</text:span><text:span text:style-name="T4">=</text:span><text:span text:style-name="T7">"Male"</text:span><text:span text:style-name="T4">,</text:span><text:span text:style-name="T8"> bg</text:span><text:span text:style-name="T4">=</text:span><text:span text:style-name="T7">'#2c3e50'</text:span><text:span text:style-name="T4">,</text:span><text:span text:style-name="T8"> foreground</text:span><text:span text:style-name="T4">=</text:span><text:span text:style-name="T7">'white'</text:span><text:span text:style-name="T4">,</text:span></text:p>
          </draw:text-box>
        </draw:frame>
        <draw:frame draw:style-name="gr3" draw:text-style-name="P4" draw:layer="layout" svg:width="5.125cm" svg:height="0.446cm" svg:x="2.54cm" svg:y="3.551cm">
          <draw:text-box>
            <text:p text:style-name="P3"><text:span text:style-name="T8">selectcolor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5.823cm" svg:height="0.446cm" svg:x="4.169cm" svg:y="4.056cm">
          <draw:text-box>
            <text:p text:style-name="P3"><text:span text:style-name="T4">male_rb.pack(</text:span><text:span text:style-name="T8">side</text:span><text:span text:style-name="T4">=</text:span><text:span text:style-name="T7">'left'</text:span><text:span text:style-name="T4">)</text:span></text:p>
          </draw:text-box>
        </draw:frame>
        <draw:frame draw:style-name="gr3" draw:text-style-name="P4" draw:layer="layout" svg:width="12.808cm" svg:height="0.446cm" svg:x="4.169cm" svg:y="4.562cm">
          <draw:text-box>
            <text:p text:style-name="P3"><text:span text:style-name="T4">female_rb = tk.Radiobutton(gender_frame,</text:span><text:span text:style-name="T8"> text</text:span><text:span text:style-name="T4">=</text:span><text:span text:style-name="T7">"Female"</text:span><text:span text:style-name="T4">,</text:span></text:p>
          </draw:text-box>
        </draw:frame>
        <draw:frame draw:style-name="gr3" draw:text-style-name="P4" draw:layer="layout" svg:width="15.372cm" svg:height="0.446cm" svg:x="2.54cm" svg:y="5.067cm">
          <draw:text-box>
            <text:p text:style-name="P3"><text:span text:style-name="T8">variable</text:span><text:span text:style-name="T4">=gender,</text:span><text:span text:style-name="T8"> value</text:span><text:span text:style-name="T4">=</text:span><text:span text:style-name="T7">"Female"</text:span><text:span text:style-name="T4">,</text:span><text:span text:style-name="T8"> bg</text:span><text:span text:style-name="T4">=</text:span><text:span text:style-name="T7">'#2c3e50'</text:span><text:span text:style-name="T4">,</text:span><text:span text:style-name="T8"> foreground</text:span><text:span text:style-name="T4">=</text:span><text:span text:style-name="T7">'white'</text:span><text:span text:style-name="T4">,</text:span></text:p>
          </draw:text-box>
        </draw:frame>
        <draw:frame draw:style-name="gr3" draw:text-style-name="P4" draw:layer="layout" svg:width="5.125cm" svg:height="0.446cm" svg:x="2.54cm" svg:y="5.573cm">
          <draw:text-box>
            <text:p text:style-name="P3"><text:span text:style-name="T8">selectcolor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6.289cm" svg:height="0.446cm" svg:x="4.169cm" svg:y="6.079cm">
          <draw:text-box>
            <text:p text:style-name="P3"><text:span text:style-name="T4">female_rb.pack(</text:span><text:span text:style-name="T8">side</text:span><text:span text:style-name="T4">=</text:span><text:span text:style-name="T7">'left'</text:span><text:span text:style-name="T4">)</text:span></text:p>
          </draw:text-box>
        </draw:frame>
        <draw:frame draw:style-name="gr3" draw:text-style-name="P4" draw:layer="layout" svg:width="4.193cm" svg:height="0.446cm" svg:x="4.169cm" svg:y="6.584cm">
          <draw:text-box>
            <text:p text:style-name="P3"><text:span text:style-name="T4">gender.set(</text:span><text:span text:style-name="T7">"Male"</text:span><text:span text:style-name="T4">)</text:span></text:p>
          </draw:text-box>
        </draw:frame>
        <draw:frame draw:style-name="gr3" draw:text-style-name="P4" draw:layer="layout" svg:width="6.521cm" svg:height="0.446cm" svg:x="4.169cm" svg:y="7.09cm">
          <draw:text-box>
            <text:p text:style-name="P3"><text:span text:style-name="T4">entries[label_text] = gender</text:span></text:p>
          </draw:text-box>
        </draw:frame>
        <draw:frame draw:style-name="gr3" draw:text-style-name="P4" draw:layer="layout" svg:width="6.754cm" svg:height="0.446cm" svg:x="3.238cm" svg:y="7.595cm">
          <draw:text-box>
            <text:p text:style-name="P3"><text:span text:style-name="T3">elif</text:span><text:span text:style-name="T4"> label_text ==</text:span><text:span text:style-name="T7"> 'Country'</text:span><text:span text:style-name="T4">:</text:span></text:p>
          </draw:text-box>
        </draw:frame>
        <draw:frame draw:style-name="gr3" draw:text-style-name="P4" draw:layer="layout" svg:width="13.973cm" svg:height="0.446cm" svg:x="4.169cm" svg:y="8.101cm">
          <draw:text-box>
            <text:p text:style-name="P3"><text:span text:style-name="T4">country = ttk.Combobox(frame,</text:span><text:span text:style-name="T8"> values</text:span><text:span text:style-name="T4">=[</text:span><text:span text:style-name="T7">"USA"</text:span><text:span text:style-name="T4">,</text:span><text:span text:style-name="T7"> "Canada"</text:span><text:span text:style-name="T4">,</text:span><text:span text:style-name="T7"> "UK"</text:span><text:span text:style-name="T4">,</text:span></text:p>
          </draw:text-box>
        </draw:frame>
        <draw:frame draw:style-name="gr3" draw:text-style-name="P4" draw:layer="layout" svg:width="7.454cm" svg:height="0.446cm" svg:x="2.54cm" svg:y="8.606cm">
          <draw:text-box>
            <text:p text:style-name="P3"><text:span text:style-name="T7">"Australia"</text:span><text:span text:style-name="T4">,</text:span><text:span text:style-name="T7"> "Other"</text:span><text:span text:style-name="T4">],</text:span><text:span text:style-name="T8"> width</text:span><text:span text:style-name="T4">=</text:span><text:span text:style-name="T9">17</text:span><text:span text:style-name="T4">)</text:span></text:p>
          </draw:text-box>
        </draw:frame>
        <draw:frame draw:style-name="gr3" draw:text-style-name="P4" draw:layer="layout" svg:width="4.193cm" svg:height="0.446cm" svg:x="4.169cm" svg:y="9.112cm">
          <draw:text-box>
            <text:p text:style-name="P3"><text:span text:style-name="T4">country.set(</text:span><text:span text:style-name="T7">"USA"</text:span><text:span text:style-name="T4">)</text:span></text:p>
          </draw:text-box>
        </draw:frame>
        <draw:frame draw:style-name="gr3" draw:text-style-name="P4" draw:layer="layout" svg:width="11.88cm" svg:height="0.446cm" svg:x="4.169cm" svg:y="9.617cm">
          <draw:text-box>
            <text:p text:style-name="P3"><text:span text:style-name="T4">country.grid(</text:span><text:span text:style-name="T8">row</text:span><text:span text:style-name="T4">=i+</text:span><text:span text:style-name="T9">1</text:span><text:span text:style-name="T4">,</text:span><text:span text:style-name="T8"> column</text:span><text:span text:style-name="T4">=</text:span><text:span text:style-name="T9">1</text:span><text:span text:style-name="T4">,</text:span><text:span text:style-name="T8"> pady</text:span><text:span text:style-name="T4">=</text:span><text:span text:style-name="T9">5</text:span><text:span text:style-name="T4">,</text:span><text:span text:style-name="T8"> sticky</text:span><text:span text:style-name="T4">=</text:span><text:span text:style-name="T7">'w'</text:span><text:span text:style-name="T4">)</text:span></text:p>
          </draw:text-box>
        </draw:frame>
        <draw:frame draw:style-name="gr3" draw:text-style-name="P4" draw:layer="layout" svg:width="6.754cm" svg:height="0.446cm" svg:x="4.169cm" svg:y="10.123cm">
          <draw:text-box>
            <text:p text:style-name="P3"><text:span text:style-name="T4">entries[label_text] = country</text:span></text:p>
          </draw:text-box>
        </draw:frame>
        <draw:frame draw:style-name="gr3" draw:text-style-name="P4" draw:layer="layout" svg:width="1.166cm" svg:height="0.446cm" svg:x="3.238cm" svg:y="10.628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4.206cm" svg:height="0.446cm" svg:x="4.169cm" svg:y="11.134cm">
          <draw:text-box>
            <text:p text:style-name="P3"><text:span text:style-name="T4">entry = ttk.Entry(frame,</text:span><text:span text:style-name="T8"> show</text:span><text:span text:style-name="T4">=</text:span><text:span text:style-name="T7">'*'</text:span><text:span text:style-name="T3"> if</text:span><text:span text:style-name="T7"> 'Password'</text:span><text:span text:style-name="T3"> in</text:span><text:span text:style-name="T4"> label_text</text:span></text:p>
          </draw:text-box>
        </draw:frame>
        <draw:frame draw:style-name="gr3" draw:text-style-name="P4" draw:layer="layout" svg:width="1.865cm" svg:height="0.446cm" svg:x="2.54cm" svg:y="11.639cm">
          <draw:text-box>
            <text:p text:style-name="P3"><text:span text:style-name="T3">else</text:span><text:span text:style-name="T7"> ''</text:span><text:span text:style-name="T4">)</text:span></text:p>
          </draw:text-box>
        </draw:frame>
        <draw:frame draw:style-name="gr3" draw:text-style-name="P4" draw:layer="layout" svg:width="13.509cm" svg:height="0.446cm" svg:x="4.169cm" svg:y="12.145cm">
          <draw:text-box>
            <text:p text:style-name="P3"><text:span text:style-name="T4">entry.grid(</text:span><text:span text:style-name="T8">row</text:span><text:span text:style-name="T4">=i+</text:span><text:span text:style-name="T9">1</text:span><text:span text:style-name="T4">,</text:span><text:span text:style-name="T8"> column</text:span><text:span text:style-name="T4">=</text:span><text:span text:style-name="T9">1</text:span><text:span text:style-name="T4">,</text:span><text:span text:style-name="T8"> padx</text:span><text:span text:style-name="T4">=</text:span><text:span text:style-name="T9">5</text:span><text:span text:style-name="T4">,</text:span><text:span text:style-name="T8"> pady</text:span><text:span text:style-name="T4">=</text:span><text:span text:style-name="T9">5</text:span><text:span text:style-name="T4">,</text:span><text:span text:style-name="T8"> sticky</text:span><text:span text:style-name="T4">=</text:span><text:span text:style-name="T7">'ew'</text:span><text:span text:style-name="T4">)</text:span></text:p>
          </draw:text-box>
        </draw:frame>
        <draw:frame draw:style-name="gr3" draw:text-style-name="P4" draw:layer="layout" svg:width="6.289cm" svg:height="0.446cm" svg:x="4.169cm" svg:y="12.65cm">
          <draw:text-box>
            <text:p text:style-name="P3"><text:span text:style-name="T4">entries[label_text] = entry</text:span></text:p>
          </draw:text-box>
        </draw:frame>
        <draw:frame draw:style-name="gr3" draw:text-style-name="P4" draw:layer="layout" svg:width="2.33cm" svg:height="0.446cm" svg:x="2.54cm" svg:y="13.662cm">
          <draw:text-box>
            <text:p text:style-name="P3"><text:span text:style-name="T6"># Checkbox</text:span></text:p>
          </draw:text-box>
        </draw:frame>
        <draw:frame draw:style-name="gr3" draw:text-style-name="P4" draw:layer="layout" svg:width="15.136cm" svg:height="0.446cm" svg:x="2.54cm" svg:y="14.167cm">
          <draw:text-box>
            <text:p text:style-name="P3"><text:span text:style-name="T4">terms = tk.Checkbutton(frame,</text:span><text:span text:style-name="T8"> text</text:span><text:span text:style-name="T4">=</text:span><text:span text:style-name="T7">"I agree to the Terms of Use"</text:span><text:span text:style-name="T4">,</text:span></text:p>
          </draw:text-box>
        </draw:frame>
        <draw:frame draw:style-name="gr3" draw:text-style-name="P4" draw:layer="layout" svg:width="13.043cm" svg:height="0.446cm" svg:x="2.54cm" svg:y="14.673cm">
          <draw:text-box>
            <text:p text:style-name="P3"><text:span text:style-name="T8">bg</text:span><text:span text:style-name="T4">=</text:span><text:span text:style-name="T7">'#2c3e50'</text:span><text:span text:style-name="T4">,</text:span><text:span text:style-name="T8"> foreground</text:span><text:span text:style-name="T4">=</text:span><text:span text:style-name="T7">'white'</text:span><text:span text:style-name="T4">,</text:span><text:span text:style-name="T8"> selectcolor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14.208cm" svg:height="0.446cm" svg:x="2.54cm" svg:y="15.178cm">
          <draw:text-box>
            <text:p text:style-name="P3"><text:span text:style-name="T4">terms.grid(</text:span><text:span text:style-name="T8">row</text:span><text:span text:style-name="T4">=</text:span><text:span text:style-name="T10">len</text:span><text:span text:style-name="T4">(labels)+</text:span><text:span text:style-name="T9">1</text:span><text:span text:style-name="T4">,</text:span><text:span text:style-name="T8"> column</text:span><text:span text:style-name="T4">=</text:span><text:span text:style-name="T9">0</text:span><text:span text:style-name="T4">,</text:span><text:span text:style-name="T8"> columnspan</text:span><text:span text:style-name="T4">=</text:span><text:span text:style-name="T9">2</text:span><text:span text:style-name="T4">,</text:span><text:span text:style-name="T8"> pady</text:span><text:span text:style-name="T4">=</text:span><text:span text:style-name="T9">5</text:span><text:span text:style-name="T4">,</text:span></text:p>
          </draw:text-box>
        </draw:frame>
        <draw:frame draw:style-name="gr3" draw:text-style-name="P4" draw:layer="layout" svg:width="2.564cm" svg:height="0.446cm" svg:x="2.54cm" svg:y="15.684cm">
          <draw:text-box>
            <text:p text:style-name="P3"><text:span text:style-name="T8">sticky</text:span><text:span text:style-name="T4">=</text:span><text:span text:style-name="T7">'w'</text:span><text:span text:style-name="T4">)</text:span></text:p>
          </draw:text-box>
        </draw:frame>
        <draw:frame draw:style-name="gr3" draw:text-style-name="P4" draw:layer="layout" svg:width="1.865cm" svg:height="0.446cm" svg:x="2.54cm" svg:y="16.695cm">
          <draw:text-box>
            <text:p text:style-name="P3"><text:span text:style-name="T6"># Кнопки</text:span></text:p>
          </draw:text-box>
        </draw:frame>
        <draw:frame draw:style-name="gr3" draw:text-style-name="P4" draw:layer="layout" svg:width="10.248cm" svg:height="0.446cm" svg:x="2.54cm" svg:y="17.2cm">
          <draw:text-box>
            <text:p text:style-name="P3"><text:span text:style-name="T4">button_frame = tk.Frame(frame,</text:span><text:span text:style-name="T8"> bg</text:span><text:span text:style-name="T4">=</text:span><text:span text:style-name="T7">'#2c3e50'</text:span><text:span text:style-name="T4">)</text:span></text:p>
          </draw:text-box>
        </draw:frame>
        <draw:frame draw:style-name="gr3" draw:text-style-name="P4" draw:layer="layout" svg:width="13.975cm" svg:height="0.446cm" svg:x="2.54cm" svg:y="17.706cm">
          <draw:text-box>
            <text:p text:style-name="P3"><text:span text:style-name="T4">button_frame.grid(</text:span><text:span text:style-name="T8">row</text:span><text:span text:style-name="T4">=</text:span><text:span text:style-name="T10">len</text:span><text:span text:style-name="T4">(labels)+</text:span><text:span text:style-name="T9">2</text:span><text:span text:style-name="T4">,</text:span><text:span text:style-name="T8"> column</text:span><text:span text:style-name="T4">=</text:span><text:span text:style-name="T9">0</text:span><text:span text:style-name="T4">,</text:span><text:span text:style-name="T8"> columnspan</text:span><text:span text:style-name="T4">=</text:span><text:span text:style-name="T9">2</text:span><text:span text:style-name="T4">,</text:span></text:p>
          </draw:text-box>
        </draw:frame>
        <draw:frame draw:style-name="gr3" draw:text-style-name="P4" draw:layer="layout" svg:width="1.865cm" svg:height="0.446cm" svg:x="2.54cm" svg:y="18.211cm">
          <draw:text-box>
            <text:p text:style-name="P3"><text:span text:style-name="T8">pady</text:span><text:span text:style-name="T4">=</text:span><text:span text:style-name="T9">10</text:span><text:span text:style-name="T4">)</text:span></text:p>
          </draw:text-box>
        </draw:frame>
        <draw:frame draw:style-name="gr3" draw:text-style-name="P4" draw:layer="layout" svg:width="12.808cm" svg:height="0.446cm" svg:x="2.54cm" svg:y="18.717cm">
          <draw:text-box>
            <text:p text:style-name="P3"><text:span text:style-name="T4">submit_button = ttk.Button(button_frame,</text:span><text:span text:style-name="T8"> text</text:span><text:span text:style-name="T4">=</text:span><text:span text:style-name="T7">"Submit"</text:span><text:span text:style-name="T4">,</text:span></text:p>
          </draw:text-box>
        </draw:frame>
        <draw:frame draw:style-name="gr3" draw:text-style-name="P4" draw:layer="layout" svg:width="3.495cm" svg:height="0.446cm" svg:x="2.54cm" svg:y="19.222cm">
          <draw:text-box>
            <text:p text:style-name="P3"><text:span text:style-name="T8">command</text:span><text:span text:style-name="T4">=submit)</text:span></text:p>
          </draw:text-box>
        </draw:frame>
        <draw:frame draw:style-name="gr3" draw:text-style-name="P4" draw:layer="layout" svg:width="9.083cm" svg:height="0.446cm" svg:x="2.54cm" svg:y="19.728cm">
          <draw:text-box>
            <text:p text:style-name="P3"><text:span text:style-name="T4">submit_button.pack(</text:span><text:span text:style-name="T8">side</text:span><text:span text:style-name="T4">=</text:span><text:span text:style-name="T7">'left'</text:span><text:span text:style-name="T4">,</text:span><text:span text:style-name="T8"> padx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12.808cm" svg:height="0.446cm" svg:x="2.54cm" svg:y="20.233cm">
          <draw:text-box>
            <text:p text:style-name="P3"><text:span text:style-name="T4">cancel_button = ttk.Button(button_frame,</text:span><text:span text:style-name="T8"> text</text:span><text:span text:style-name="T4">=</text:span><text:span text:style-name="T7">"Cancel"</text:span><text:span text:style-name="T4">,</text:span></text:p>
          </draw:text-box>
        </draw:frame>
        <draw:frame draw:style-name="gr3" draw:text-style-name="P4" draw:layer="layout" svg:width="3.495cm" svg:height="0.446cm" svg:x="2.54cm" svg:y="20.739cm">
          <draw:text-box>
            <text:p text:style-name="P3"><text:span text:style-name="T8">command</text:span><text:span text:style-name="T4">=cancel)</text:span></text:p>
          </draw:text-box>
        </draw:frame>
        <draw:frame draw:style-name="gr3" draw:text-style-name="P4" draw:layer="layout" svg:width="9.083cm" svg:height="0.446cm" svg:x="2.54cm" svg:y="21.245cm">
          <draw:text-box>
            <text:p text:style-name="P3"><text:span text:style-name="T4">cancel_button.pack(</text:span><text:span text:style-name="T8">side</text:span><text:span text:style-name="T4">=</text:span><text:span text:style-name="T7">'left'</text:span><text:span text:style-name="T4">,</text:span><text:span text:style-name="T8"> padx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3.96cm" svg:height="0.446cm" svg:x="2.54cm" svg:y="22.256cm">
          <draw:text-box>
            <text:p text:style-name="P3"><text:span text:style-name="T4">window.mainloop()</text:span></text:p>
          </draw:text-box>
        </draw:frame>
        <draw:frame draw:style-name="gr3" draw:text-style-name="P4" draw:layer="layout" svg:width="0.387cm" svg:height="0.433cm" svg:x="2.54cm" svg:y="23.793cm">
          <draw:text-box>
            <text:p text:style-name="P3"><text:span text:style-name="T2">2)</text:span></text:p>
          </draw:text-box>
        </draw:frame>
        <draw:frame draw:style-name="gr3" draw:text-style-name="P4" draw:layer="layout" svg:width="4.66cm" svg:height="0.446cm" svg:x="2.54cm" svg:y="24.293cm">
          <draw:text-box>
            <text:p text:style-name="P3"><text:span text:style-name="T3">import</text:span><text:span text:style-name="T4"> tkinter</text:span><text:span text:style-name="T3"> as</text:span><text:span text:style-name="T4"> tk</text:span></text:p>
          </draw:text-box>
        </draw:frame>
        <draw:frame draw:style-name="gr3" draw:text-style-name="P4" draw:layer="layout" svg:width="6.987cm" svg:height="0.446cm" svg:x="2.54cm" svg:y="24.799cm">
          <draw:text-box>
            <text:p text:style-name="P3"><text:span text:style-name="T3">from</text:span><text:span text:style-name="T4"> tkinter</text:span><text:span text:style-name="T3"> import</text:span><text:span text:style-name="T4"> messagebox</text:span></text:p>
          </draw:text-box>
        </draw:frame>
        <draw:frame draw:style-name="gr3" draw:text-style-name="P4" draw:layer="layout" svg:width="4.427cm" svg:height="0.446cm" svg:x="2.54cm" svg:y="26.315cm">
          <draw:text-box>
            <text:p text:style-name="P3"><text:span text:style-name="T3">def</text:span><text:span text:style-name="T5"> check_values</text:span><text:span text:style-name="T4">()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0.934cm" svg:height="0.446cm" svg:x="3.238cm" svg:y="2.54cm">
          <draw:text-box>
            <text:p text:style-name="P3"><text:span text:style-name="T3">try</text:span><text:span text:style-name="T4">:</text:span></text:p>
          </draw:text-box>
        </draw:frame>
        <draw:frame draw:style-name="gr3" draw:text-style-name="P4" draw:layer="layout" svg:width="5.125cm" svg:height="0.446cm" svg:x="4.169cm" svg:y="3.045cm">
          <draw:text-box>
            <text:p text:style-name="P3"><text:span text:style-name="T4">a =</text:span><text:span text:style-name="T10"> int</text:span><text:span text:style-name="T4">(entry_a.get())</text:span></text:p>
          </draw:text-box>
        </draw:frame>
        <draw:frame draw:style-name="gr3" draw:text-style-name="P4" draw:layer="layout" svg:width="5.125cm" svg:height="0.446cm" svg:x="4.169cm" svg:y="3.551cm">
          <draw:text-box>
            <text:p text:style-name="P3"><text:span text:style-name="T4">b =</text:span><text:span text:style-name="T10"> int</text:span><text:span text:style-name="T4">(entry_b.get())</text:span></text:p>
          </draw:text-box>
        </draw:frame>
        <draw:frame draw:style-name="gr3" draw:text-style-name="P4" draw:layer="layout" svg:width="5.125cm" svg:height="0.446cm" svg:x="4.169cm" svg:y="4.056cm">
          <draw:text-box>
            <text:p text:style-name="P3"><text:span text:style-name="T4">c =</text:span><text:span text:style-name="T10"> int</text:span><text:span text:style-name="T4">(entry_c.get())</text:span></text:p>
          </draw:text-box>
        </draw:frame>
        <draw:frame draw:style-name="gr3" draw:text-style-name="P4" draw:layer="layout" svg:width="7.688cm" svg:height="0.446cm" svg:x="4.169cm" svg:y="5.067cm">
          <draw:text-box>
            <text:p text:style-name="P3"><text:span text:style-name="T3">if</text:span><text:span text:style-name="T4"> a == -b</text:span><text:span text:style-name="T3"> or</text:span><text:span text:style-name="T4"> a == -c</text:span><text:span text:style-name="T3"> or</text:span><text:span text:style-name="T4"> b == -c:</text:span></text:p>
          </draw:text-box>
        </draw:frame>
        <draw:frame draw:style-name="gr3" draw:text-style-name="P4" draw:layer="layout" svg:width="9.316cm" svg:height="0.446cm" svg:x="5.1cm" svg:y="5.573cm">
          <draw:text-box>
            <text:p text:style-name="P3"><text:span text:style-name="T4">messagebox.showinfo(</text:span><text:span text:style-name="T7">"Результат"</text:span><text:span text:style-name="T4">,</text:span><text:span text:style-name="T7"> "True"</text:span><text:span text:style-name="T4">)</text:span></text:p>
          </draw:text-box>
        </draw:frame>
        <draw:frame draw:style-name="gr3" draw:text-style-name="P4" draw:layer="layout" svg:width="1.166cm" svg:height="0.446cm" svg:x="4.169cm" svg:y="6.079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9.549cm" svg:height="0.446cm" svg:x="5.1cm" svg:y="6.584cm">
          <draw:text-box>
            <text:p text:style-name="P3"><text:span text:style-name="T4">messagebox.showinfo(</text:span><text:span text:style-name="T7">"Результат"</text:span><text:span text:style-name="T4">,</text:span><text:span text:style-name="T7"> "False"</text:span><text:span text:style-name="T4">)</text:span></text:p>
          </draw:text-box>
        </draw:frame>
        <draw:frame draw:style-name="gr3" draw:text-style-name="P4" draw:layer="layout" svg:width="4.193cm" svg:height="0.446cm" svg:x="3.238cm" svg:y="7.09cm">
          <draw:text-box>
            <text:p text:style-name="P3"><text:span text:style-name="T3">except</text:span><text:span text:style-name="T10"> ValueError</text:span><text:span text:style-name="T4">:</text:span></text:p>
          </draw:text-box>
        </draw:frame>
        <draw:frame draw:style-name="gr3" draw:text-style-name="P4" draw:layer="layout" svg:width="13.042cm" svg:height="0.446cm" svg:x="4.169cm" svg:y="7.595cm">
          <draw:text-box>
            <text:p text:style-name="P3"><text:span text:style-name="T4">messagebox.showerror(</text:span><text:span text:style-name="T7">"Ошибка"</text:span><text:span text:style-name="T4">,</text:span><text:span text:style-name="T7"> "Введите валидные числа"</text:span><text:span text:style-name="T4">)</text:span></text:p>
          </draw:text-box>
        </draw:frame>
        <draw:frame draw:style-name="gr3" draw:text-style-name="P4" draw:layer="layout" svg:width="5.823cm" svg:height="0.446cm" svg:x="2.54cm" svg:y="9.112cm">
          <draw:text-box>
            <text:p text:style-name="P3"><text:span text:style-name="T6"># Создание основного окна</text:span></text:p>
          </draw:text-box>
        </draw:frame>
        <draw:frame draw:style-name="gr3" draw:text-style-name="P4" draw:layer="layout" svg:width="3.727cm" svg:height="0.446cm" svg:x="2.54cm" svg:y="9.617cm">
          <draw:text-box>
            <text:p text:style-name="P3"><text:span text:style-name="T4">window = tk.Tk()</text:span></text:p>
          </draw:text-box>
        </draw:frame>
        <draw:frame draw:style-name="gr3" draw:text-style-name="P4" draw:layer="layout" svg:width="11.877cm" svg:height="0.446cm" svg:x="2.54cm" svg:y="10.123cm">
          <draw:text-box>
            <text:p text:style-name="P3"><text:span text:style-name="T4">window.title(</text:span><text:span text:style-name="T7">"Проверка чисел на противоположность"</text:span><text:span text:style-name="T4">)</text:span></text:p>
          </draw:text-box>
        </draw:frame>
        <draw:frame draw:style-name="gr3" draw:text-style-name="P4" draw:layer="layout" svg:width="6.987cm" svg:height="0.446cm" svg:x="2.54cm" svg:y="11.134cm">
          <draw:text-box>
            <text:p text:style-name="P3"><text:span text:style-name="T6"># Метки и поля для ввода чисел</text:span></text:p>
          </draw:text-box>
        </draw:frame>
        <draw:frame draw:style-name="gr3" draw:text-style-name="P4" draw:layer="layout" svg:width="15.836cm" svg:height="0.446cm" svg:x="2.54cm" svg:y="11.639cm">
          <draw:text-box>
            <text:p text:style-name="P3"><text:span text:style-name="T4">tk.Label(window,</text:span><text:span text:style-name="T8"> text</text:span><text:span text:style-name="T4">=</text:span><text:span text:style-name="T7">"Введите первое число:"</text:span><text:span text:style-name="T4">).grid(</text:span><text:span text:style-name="T8">row</text:span><text:span text:style-name="T4">=</text:span><text:span text:style-name="T9">0</text:span><text:span text:style-name="T4">,</text:span><text:span text:style-name="T8"> column</text:span><text:span text:style-name="T4">=</text:span><text:span text:style-name="T9">0</text:span><text:span text:style-name="T4">,</text:span></text:p>
          </draw:text-box>
        </draw:frame>
        <draw:frame draw:style-name="gr3" draw:text-style-name="P4" draw:layer="layout" svg:width="3.728cm" svg:height="0.446cm" svg:x="2.54cm" svg:y="12.145cm">
          <draw:text-box>
            <text:p text:style-name="P3"><text:span text:style-name="T8">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6.056cm" svg:height="0.446cm" svg:x="2.54cm" svg:y="12.65cm">
          <draw:text-box>
            <text:p text:style-name="P3"><text:span text:style-name="T4">entry_a = tk.Entry(window)</text:span></text:p>
          </draw:text-box>
        </draw:frame>
        <draw:frame draw:style-name="gr3" draw:text-style-name="P4" draw:layer="layout" svg:width="10.715cm" svg:height="0.446cm" svg:x="2.54cm" svg:y="13.156cm">
          <draw:text-box>
            <text:p text:style-name="P3"><text:span text:style-name="T4">entry_a.grid(</text:span><text:span text:style-name="T8">row</text:span><text:span text:style-name="T4">=</text:span><text:span text:style-name="T9">0</text:span><text:span text:style-name="T4">,</text:span><text:span text:style-name="T8"> column</text:span><text:span text:style-name="T4">=</text:span><text:span text:style-name="T9">1</text:span><text:span text:style-name="T4">,</text:span><text:span text:style-name="T8"> 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15.836cm" svg:height="0.446cm" svg:x="2.54cm" svg:y="14.167cm">
          <draw:text-box>
            <text:p text:style-name="P3"><text:span text:style-name="T4">tk.Label(window,</text:span><text:span text:style-name="T8"> text</text:span><text:span text:style-name="T4">=</text:span><text:span text:style-name="T7">"Введите второе число:"</text:span><text:span text:style-name="T4">).grid(</text:span><text:span text:style-name="T8">row</text:span><text:span text:style-name="T4">=</text:span><text:span text:style-name="T9">1</text:span><text:span text:style-name="T4">,</text:span><text:span text:style-name="T8"> column</text:span><text:span text:style-name="T4">=</text:span><text:span text:style-name="T9">0</text:span><text:span text:style-name="T4">,</text:span></text:p>
          </draw:text-box>
        </draw:frame>
        <draw:frame draw:style-name="gr3" draw:text-style-name="P4" draw:layer="layout" svg:width="3.728cm" svg:height="0.446cm" svg:x="2.54cm" svg:y="14.673cm">
          <draw:text-box>
            <text:p text:style-name="P3"><text:span text:style-name="T8">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6.056cm" svg:height="0.446cm" svg:x="2.54cm" svg:y="15.178cm">
          <draw:text-box>
            <text:p text:style-name="P3"><text:span text:style-name="T4">entry_b = tk.Entry(window)</text:span></text:p>
          </draw:text-box>
        </draw:frame>
        <draw:frame draw:style-name="gr3" draw:text-style-name="P4" draw:layer="layout" svg:width="10.715cm" svg:height="0.446cm" svg:x="2.54cm" svg:y="15.684cm">
          <draw:text-box>
            <text:p text:style-name="P3"><text:span text:style-name="T4">entry_b.grid(</text:span><text:span text:style-name="T8">row</text:span><text:span text:style-name="T4">=</text:span><text:span text:style-name="T9">1</text:span><text:span text:style-name="T4">,</text:span><text:span text:style-name="T8"> column</text:span><text:span text:style-name="T4">=</text:span><text:span text:style-name="T9">1</text:span><text:span text:style-name="T4">,</text:span><text:span text:style-name="T8"> 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15.836cm" svg:height="0.446cm" svg:x="2.54cm" svg:y="16.695cm">
          <draw:text-box>
            <text:p text:style-name="P3"><text:span text:style-name="T4">tk.Label(window,</text:span><text:span text:style-name="T8"> text</text:span><text:span text:style-name="T4">=</text:span><text:span text:style-name="T7">"Введите третье число:"</text:span><text:span text:style-name="T4">).grid(</text:span><text:span text:style-name="T8">row</text:span><text:span text:style-name="T4">=</text:span><text:span text:style-name="T9">2</text:span><text:span text:style-name="T4">,</text:span><text:span text:style-name="T8"> column</text:span><text:span text:style-name="T4">=</text:span><text:span text:style-name="T9">0</text:span><text:span text:style-name="T4">,</text:span></text:p>
          </draw:text-box>
        </draw:frame>
        <draw:frame draw:style-name="gr3" draw:text-style-name="P4" draw:layer="layout" svg:width="3.728cm" svg:height="0.446cm" svg:x="2.54cm" svg:y="17.2cm">
          <draw:text-box>
            <text:p text:style-name="P3"><text:span text:style-name="T8">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6.056cm" svg:height="0.446cm" svg:x="2.54cm" svg:y="17.706cm">
          <draw:text-box>
            <text:p text:style-name="P3"><text:span text:style-name="T4">entry_c = tk.Entry(window)</text:span></text:p>
          </draw:text-box>
        </draw:frame>
        <draw:frame draw:style-name="gr3" draw:text-style-name="P4" draw:layer="layout" svg:width="10.715cm" svg:height="0.446cm" svg:x="2.54cm" svg:y="18.211cm">
          <draw:text-box>
            <text:p text:style-name="P3"><text:span text:style-name="T4">entry_c.grid(</text:span><text:span text:style-name="T8">row</text:span><text:span text:style-name="T4">=</text:span><text:span text:style-name="T9">2</text:span><text:span text:style-name="T4">,</text:span><text:span text:style-name="T8"> column</text:span><text:span text:style-name="T4">=</text:span><text:span text:style-name="T9">1</text:span><text:span text:style-name="T4">,</text:span><text:span text:style-name="T8"> padx</text:span><text:span text:style-name="T4">=</text:span><text:span text:style-name="T9">10</text:span><text:span text:style-name="T4">,</text:span><text:span text:style-name="T8"> pady</text:span><text:span text:style-name="T4">=</text:span><text:span text:style-name="T9">5</text:span><text:span text:style-name="T4">)</text:span></text:p>
          </draw:text-box>
        </draw:frame>
        <draw:frame draw:style-name="gr3" draw:text-style-name="P4" draw:layer="layout" svg:width="6.987cm" svg:height="0.446cm" svg:x="2.54cm" svg:y="19.222cm">
          <draw:text-box>
            <text:p text:style-name="P3"><text:span text:style-name="T6"># Кнопка для проверки значений</text:span></text:p>
          </draw:text-box>
        </draw:frame>
        <draw:frame draw:style-name="gr3" draw:text-style-name="P4" draw:layer="layout" svg:width="11.644cm" svg:height="0.446cm" svg:x="2.54cm" svg:y="19.728cm">
          <draw:text-box>
            <text:p text:style-name="P3"><text:span text:style-name="T4">check_button = tk.Button(window,</text:span><text:span text:style-name="T8"> text</text:span><text:span text:style-name="T4">=</text:span><text:span text:style-name="T7">"Проверить"</text:span><text:span text:style-name="T4">,</text:span></text:p>
          </draw:text-box>
        </draw:frame>
        <draw:frame draw:style-name="gr3" draw:text-style-name="P4" draw:layer="layout" svg:width="4.892cm" svg:height="0.446cm" svg:x="2.54cm" svg:y="20.233cm">
          <draw:text-box>
            <text:p text:style-name="P3"><text:span text:style-name="T8">command</text:span><text:span text:style-name="T4">=check_values)</text:span></text:p>
          </draw:text-box>
        </draw:frame>
        <draw:frame draw:style-name="gr3" draw:text-style-name="P4" draw:layer="layout" svg:width="13.276cm" svg:height="0.446cm" svg:x="2.54cm" svg:y="20.739cm">
          <draw:text-box>
            <text:p text:style-name="P3"><text:span text:style-name="T4">check_button.grid(</text:span><text:span text:style-name="T8">row</text:span><text:span text:style-name="T4">=</text:span><text:span text:style-name="T9">3</text:span><text:span text:style-name="T4">,</text:span><text:span text:style-name="T8"> column</text:span><text:span text:style-name="T4">=</text:span><text:span text:style-name="T9">0</text:span><text:span text:style-name="T4">,</text:span><text:span text:style-name="T8"> columnspan</text:span><text:span text:style-name="T4">=</text:span><text:span text:style-name="T9">2</text:span><text:span text:style-name="T4">,</text:span><text:span text:style-name="T8"> pady</text:span><text:span text:style-name="T4">=</text:span><text:span text:style-name="T9">10</text:span><text:span text:style-name="T4">)</text:span></text:p>
          </draw:text-box>
        </draw:frame>
        <draw:frame draw:style-name="gr3" draw:text-style-name="P4" draw:layer="layout" svg:width="3.96cm" svg:height="0.446cm" svg:x="2.54cm" svg:y="21.75cm">
          <draw:text-box>
            <text:p text:style-name="P3"><text:span text:style-name="T4">window.mainloop()</text:span></text:p>
          </draw:text-box>
        </draw:frame>
        <draw:frame draw:style-name="gr3" draw:text-style-name="P4" draw:layer="layout" svg:width="0.387cm" svg:height="0.433cm" svg:x="2.54cm" svg:y="22.269cm">
          <draw:text-box>
            <text:p text:style-name="P3"><text:span text:style-name="T2">3)</text:span></text:p>
          </draw:text-box>
        </draw:frame>
        <draw:frame draw:style-name="gr3" draw:text-style-name="P4" draw:layer="layout" svg:width="2.098cm" svg:height="0.446cm" svg:x="2.54cm" svg:y="22.769cm">
          <draw:text-box>
            <text:p text:style-name="P3"><text:span text:style-name="T3">import</text:span><text:span text:style-name="T4"> os</text:span></text:p>
          </draw:text-box>
        </draw:frame>
        <draw:frame draw:style-name="gr3" draw:text-style-name="P4" draw:layer="layout" svg:width="11.411cm" svg:height="0.446cm" svg:x="2.54cm" svg:y="23.78cm">
          <draw:text-box>
            <text:p text:style-name="P3"><text:span text:style-name="T6"># Получаем домашний каталог текущего пользователя</text:span></text:p>
          </draw:text-box>
        </draw:frame>
        <draw:frame draw:style-name="gr3" draw:text-style-name="P4" draw:layer="layout" svg:width="9.316cm" svg:height="0.446cm" svg:x="2.54cm" svg:y="24.285cm">
          <draw:text-box>
            <text:p text:style-name="P3"><text:span text:style-name="T4">home_directory = os.path.expanduser(</text:span><text:span text:style-name="T7">'~'</text:span><text:span text:style-name="T4">)</text:span></text:p>
          </draw:text-box>
        </draw:frame>
        <draw:frame draw:style-name="gr3" draw:text-style-name="P4" draw:layer="layout" svg:width="6.056cm" svg:height="0.446cm" svg:x="2.54cm" svg:y="25.296cm">
          <draw:text-box>
            <text:p text:style-name="P3"><text:span text:style-name="T6"># Путь к целевому каталогу</text:span></text:p>
          </draw:text-box>
        </draw:frame>
        <draw:frame draw:style-name="gr3" draw:text-style-name="P4" draw:layer="layout" svg:width="4.193cm" svg:height="0.446cm" svg:x="2.54cm" svg:y="25.802cm">
          <draw:text-box>
            <text:p text:style-name="P3"><text:span text:style-name="T4">target_directory =</text:span></text:p>
          </draw:text-box>
        </draw:frame>
        <draw:frame draw:style-name="gr3" draw:text-style-name="P4" draw:layer="layout" svg:width="14.439cm" svg:height="0.446cm" svg:x="2.54cm" svg:y="26.308cm">
          <draw:text-box>
            <text:p text:style-name="P3"><text:span text:style-name="T4">os.path.join(</text:span><text:span text:style-name="T7">'/home/student/Документы/uc27klipan/pz'</text:span><text:span text:style-name="T4">,</text:span><text:span text:style-name="T7"> 'pz 11'</text:span><text:span text:style-name="T4">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3cm" svg:x="2.54cm" svg:y="9.63cm" svg:viewBox="0 0 15946 531" draw:points="0,0 15946,0 15946,531 0,531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7.918cm" svg:height="0.446cm" svg:x="2.54cm" svg:y="3.045cm">
          <draw:text-box>
            <text:p text:style-name="P3"><text:span text:style-name="T6"># Проверяем существование каталога</text:span></text:p>
          </draw:text-box>
        </draw:frame>
        <draw:frame draw:style-name="gr3" draw:text-style-name="P4" draw:layer="layout" svg:width="9.083cm" svg:height="0.446cm" svg:x="2.54cm" svg:y="3.551cm">
          <draw:text-box>
            <text:p text:style-name="P3"><text:span text:style-name="T3">if</text:span><text:span text:style-name="T4"> os.path.exists(target_directory)</text:span><text:span text:style-name="T3"> and</text:span></text:p>
          </draw:text-box>
        </draw:frame>
        <draw:frame draw:style-name="gr3" draw:text-style-name="P4" draw:layer="layout" svg:width="7.453cm" svg:height="0.446cm" svg:x="2.54cm" svg:y="4.056cm">
          <draw:text-box>
            <text:p text:style-name="P3"><text:span text:style-name="T4">os.path.isdir(target_directory):</text:span></text:p>
          </draw:text-box>
        </draw:frame>
        <draw:frame draw:style-name="gr3" draw:text-style-name="P4" draw:layer="layout" svg:width="11.178cm" svg:height="0.446cm" svg:x="3.238cm" svg:y="4.562cm">
          <draw:text-box>
            <text:p text:style-name="P3"><text:span text:style-name="T6"># Получаем список всех файлов в целевом каталоге</text:span></text:p>
          </draw:text-box>
        </draw:frame>
        <draw:frame draw:style-name="gr3" draw:text-style-name="P4" draw:layer="layout" svg:width="11.877cm" svg:height="0.446cm" svg:x="3.238cm" svg:y="5.067cm">
          <draw:text-box>
            <text:p text:style-name="P3"><text:span text:style-name="T4">files = [f</text:span><text:span text:style-name="T3"> for</text:span><text:span text:style-name="T4"> f</text:span><text:span text:style-name="T3"> in</text:span><text:span text:style-name="T4"> os.listdir(target_directory)</text:span><text:span text:style-name="T3"> if</text:span></text:p>
          </draw:text-box>
        </draw:frame>
        <draw:frame draw:style-name="gr3" draw:text-style-name="P4" draw:layer="layout" svg:width="11.644cm" svg:height="0.446cm" svg:x="2.54cm" svg:y="5.573cm">
          <draw:text-box>
            <text:p text:style-name="P3"><text:span text:style-name="T4">os.path.isfile(os.path.join(target_directory, f))]</text:span></text:p>
          </draw:text-box>
        </draw:frame>
        <draw:frame draw:style-name="gr3" draw:text-style-name="P4" draw:layer="layout" svg:width="5.357cm" svg:height="0.446cm" svg:x="3.238cm" svg:y="6.584cm">
          <draw:text-box>
            <text:p text:style-name="P3"><text:span text:style-name="T6"># Выводим список файлов</text:span></text:p>
          </draw:text-box>
        </draw:frame>
        <draw:frame draw:style-name="gr3" draw:text-style-name="P4" draw:layer="layout" svg:width="4.194cm" svg:height="0.446cm" svg:x="3.238cm" svg:y="7.09cm">
          <draw:text-box>
            <text:p text:style-name="P3"><text:span text:style-name="T3">for</text:span><text:span text:style-name="T4"> file</text:span><text:span text:style-name="T3"> in</text:span><text:span text:style-name="T4"> files:</text:span></text:p>
          </draw:text-box>
        </draw:frame>
        <draw:frame draw:style-name="gr3" draw:text-style-name="P4" draw:layer="layout" svg:width="2.563cm" svg:height="0.446cm" svg:x="4.169cm" svg:y="7.595cm">
          <draw:text-box>
            <text:p text:style-name="P3"><text:span text:style-name="T10">print</text:span><text:span text:style-name="T4">(file)</text:span></text:p>
          </draw:text-box>
        </draw:frame>
        <draw:frame draw:style-name="gr3" draw:text-style-name="P4" draw:layer="layout" svg:width="1.166cm" svg:height="0.446cm" svg:x="2.54cm" svg:y="8.101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3.972cm" svg:height="0.446cm" svg:x="3.238cm" svg:y="8.606cm">
          <draw:text-box>
            <text:p text:style-name="P3"><text:span text:style-name="T10">print</text:span><text:span text:style-name="T4">(</text:span><text:span text:style-name="T7">f"The directory '</text:span><text:span text:style-name="T3">{</text:span><text:span text:style-name="T4">target_directory</text:span><text:span text:style-name="T3">}</text:span><text:span text:style-name="T7">' does not exist."</text:span><text:span text:style-name="T4">)</text:span></text:p>
          </draw:text-box>
        </draw:frame>
        <draw:frame draw:style-name="gr3" draw:text-style-name="P4" draw:layer="layout" svg:width="0.675cm" svg:height="0.433cm" svg:x="2.54cm" svg:y="9.125cm">
          <draw:text-box>
            <text:p text:style-name="P3"><text:span text:style-name="T2">3.2)</text:span></text:p>
          </draw:text-box>
        </draw:frame>
        <draw:frame draw:style-name="gr3" draw:text-style-name="P4" draw:layer="layout" svg:width="2.098cm" svg:height="0.446cm" svg:x="2.54cm" svg:y="9.625cm">
          <draw:text-box>
            <text:p text:style-name="P3"><text:span text:style-name="T3">import</text:span><text:span text:style-name="T4"> os</text:span></text:p>
          </draw:text-box>
        </draw:frame>
        <draw:frame draw:style-name="gr3" draw:text-style-name="P4" draw:layer="layout" svg:width="3.029cm" svg:height="0.446cm" svg:x="2.54cm" svg:y="10.13cm">
          <draw:text-box>
            <text:p text:style-name="P3"><text:span text:style-name="T3">import</text:span><text:span text:style-name="T4"> shutil</text:span></text:p>
          </draw:text-box>
        </draw:frame>
        <draw:frame draw:style-name="gr3" draw:text-style-name="P4" draw:layer="layout" svg:width="3.029cm" svg:height="0.446cm" svg:x="2.54cm" svg:y="10.636cm">
          <draw:text-box>
            <text:p text:style-name="P3"><text:span text:style-name="T3">import</text:span><text:span text:style-name="T4"> random</text:span></text:p>
          </draw:text-box>
        </draw:frame>
        <draw:frame draw:style-name="gr3" draw:text-style-name="P4" draw:layer="layout" svg:width="4.426cm" svg:height="0.446cm" svg:x="2.54cm" svg:y="11.647cm">
          <draw:text-box>
            <text:p text:style-name="P3"><text:span text:style-name="T6"># Определение путей</text:span></text:p>
          </draw:text-box>
        </draw:frame>
        <draw:frame draw:style-name="gr3" draw:text-style-name="P4" draw:layer="layout" svg:width="13.274cm" svg:height="0.446cm" svg:x="2.54cm" svg:y="12.153cm">
          <draw:text-box>
            <text:p text:style-name="P3"><text:span text:style-name="T4">project_root = os.path.abspath(os.path.dirname(__file__))</text:span></text:p>
          </draw:text-box>
        </draw:frame>
        <draw:frame draw:style-name="gr3" draw:text-style-name="P4" draw:layer="layout" svg:width="11.178cm" svg:height="0.446cm" svg:x="2.54cm" svg:y="12.658cm">
          <draw:text-box>
            <text:p text:style-name="P3"><text:span text:style-name="T4">test_folder = os.path.join(project_root,</text:span><text:span text:style-name="T7"> 'test'</text:span><text:span text:style-name="T4">)</text:span></text:p>
          </draw:text-box>
        </draw:frame>
        <draw:frame draw:style-name="gr3" draw:text-style-name="P4" draw:layer="layout" svg:width="11.411cm" svg:height="0.446cm" svg:x="2.54cm" svg:y="13.164cm">
          <draw:text-box>
            <text:p text:style-name="P3"><text:span text:style-name="T4">test1_folder = os.path.join(test_folder,</text:span><text:span text:style-name="T7"> 'test1'</text:span><text:span text:style-name="T4">)</text:span></text:p>
          </draw:text-box>
        </draw:frame>
        <draw:frame draw:style-name="gr3" draw:text-style-name="P4" draw:layer="layout" svg:width="7.918cm" svg:height="0.446cm" svg:x="2.54cm" svg:y="14.175cm">
          <draw:text-box>
            <text:p text:style-name="P3"><text:span text:style-name="T6"># Создание папок test и test/test1</text:span></text:p>
          </draw:text-box>
        </draw:frame>
        <draw:frame draw:style-name="gr3" draw:text-style-name="P4" draw:layer="layout" svg:width="9.316cm" svg:height="0.446cm" svg:x="2.54cm" svg:y="14.68cm">
          <draw:text-box>
            <text:p text:style-name="P3"><text:span text:style-name="T4">os.makedirs(test1_folder,</text:span><text:span text:style-name="T8"> exist_ok</text:span><text:span text:style-name="T4">=</text:span><text:span text:style-name="T3">True</text:span><text:span text:style-name="T4">)</text:span></text:p>
          </draw:text-box>
        </draw:frame>
        <draw:frame draw:style-name="gr3" draw:text-style-name="P4" draw:layer="layout" svg:width="9.316cm" svg:height="0.446cm" svg:x="2.54cm" svg:y="15.691cm">
          <draw:text-box>
            <text:p text:style-name="P3"><text:span text:style-name="T4">home_directory = os.path.expanduser(</text:span><text:span text:style-name="T7">'~'</text:span><text:span text:style-name="T4">)</text:span></text:p>
          </draw:text-box>
        </draw:frame>
        <draw:frame draw:style-name="gr3" draw:text-style-name="P4" draw:layer="layout" svg:width="9.548cm" svg:height="0.446cm" svg:x="2.54cm" svg:y="16.702cm">
          <draw:text-box>
            <text:p text:style-name="P3"><text:span text:style-name="T6"># Определение путей к каталогам ПЗ6 и ПЗ7</text:span></text:p>
          </draw:text-box>
        </draw:frame>
        <draw:frame draw:style-name="gr3" draw:text-style-name="P4" draw:layer="layout" svg:width="3.495cm" svg:height="0.446cm" svg:x="2.54cm" svg:y="17.208cm">
          <draw:text-box>
            <text:p text:style-name="P3"><text:span text:style-name="T4">pz6_directory =</text:span></text:p>
          </draw:text-box>
        </draw:frame>
        <draw:frame draw:style-name="gr3" draw:text-style-name="P4" draw:layer="layout" svg:width="14.206cm" svg:height="0.446cm" svg:x="2.54cm" svg:y="17.713cm">
          <draw:text-box>
            <text:p text:style-name="P3"><text:span text:style-name="T4">os.path.join(</text:span><text:span text:style-name="T7">'/home/student/Документы/uc27klipan/pz'</text:span><text:span text:style-name="T4">,</text:span><text:span text:style-name="T7"> 'pz 6'</text:span><text:span text:style-name="T4">)</text:span></text:p>
          </draw:text-box>
        </draw:frame>
        <draw:frame draw:style-name="gr3" draw:text-style-name="P4" draw:layer="layout" svg:width="3.495cm" svg:height="0.446cm" svg:x="2.54cm" svg:y="18.219cm">
          <draw:text-box>
            <text:p text:style-name="P3"><text:span text:style-name="T4">pz7_directory =</text:span></text:p>
          </draw:text-box>
        </draw:frame>
        <draw:frame draw:style-name="gr3" draw:text-style-name="P4" draw:layer="layout" svg:width="14.206cm" svg:height="0.446cm" svg:x="2.54cm" svg:y="18.725cm">
          <draw:text-box>
            <text:p text:style-name="P3"><text:span text:style-name="T4">os.path.join(</text:span><text:span text:style-name="T7">'/home/student/Документы/uc27klipan/pz'</text:span><text:span text:style-name="T4">,</text:span><text:span text:style-name="T7"> 'pz 7'</text:span><text:span text:style-name="T4">)</text:span></text:p>
          </draw:text-box>
        </draw:frame>
        <draw:frame draw:style-name="gr3" draw:text-style-name="P4" draw:layer="layout" svg:width="10.247cm" svg:height="0.446cm" svg:x="2.54cm" svg:y="19.736cm">
          <draw:text-box>
            <text:p text:style-name="P3"><text:span text:style-name="T6"># Проверка существования каталогов ПЗ6 и ПЗ7</text:span></text:p>
          </draw:text-box>
        </draw:frame>
        <draw:frame draw:style-name="gr3" draw:text-style-name="P4" draw:layer="layout" svg:width="8.617cm" svg:height="0.446cm" svg:x="2.54cm" svg:y="20.241cm">
          <draw:text-box>
            <text:p text:style-name="P3"><text:span text:style-name="T3">if not</text:span><text:span text:style-name="T4"> os.path.exists(pz6_directory):</text:span></text:p>
          </draw:text-box>
        </draw:frame>
        <draw:frame draw:style-name="gr3" draw:text-style-name="P4" draw:layer="layout" svg:width="13.274cm" svg:height="0.446cm" svg:x="3.238cm" svg:y="20.747cm">
          <draw:text-box>
            <text:p text:style-name="P3"><text:span text:style-name="T10">print</text:span><text:span text:style-name="T4">(</text:span><text:span text:style-name="T7">f"The directory '</text:span><text:span text:style-name="T3">{</text:span><text:span text:style-name="T4">pz6_directory</text:span><text:span text:style-name="T3">}</text:span><text:span text:style-name="T7">' does not exist."</text:span><text:span text:style-name="T4">)</text:span></text:p>
          </draw:text-box>
        </draw:frame>
        <draw:frame draw:style-name="gr3" draw:text-style-name="P4" draw:layer="layout" svg:width="1.632cm" svg:height="0.446cm" svg:x="3.238cm" svg:y="21.252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8.617cm" svg:height="0.446cm" svg:x="2.54cm" svg:y="21.758cm">
          <draw:text-box>
            <text:p text:style-name="P3"><text:span text:style-name="T3">if not</text:span><text:span text:style-name="T4"> os.path.exists(pz7_directory):</text:span></text:p>
          </draw:text-box>
        </draw:frame>
        <draw:frame draw:style-name="gr3" draw:text-style-name="P4" draw:layer="layout" svg:width="13.274cm" svg:height="0.446cm" svg:x="3.238cm" svg:y="22.263cm">
          <draw:text-box>
            <text:p text:style-name="P3"><text:span text:style-name="T10">print</text:span><text:span text:style-name="T4">(</text:span><text:span text:style-name="T7">f"The directory '</text:span><text:span text:style-name="T3">{</text:span><text:span text:style-name="T4">pz7_directory</text:span><text:span text:style-name="T3">}</text:span><text:span text:style-name="T7">' does not exist."</text:span><text:span text:style-name="T4">)</text:span></text:p>
          </draw:text-box>
        </draw:frame>
        <draw:frame draw:style-name="gr3" draw:text-style-name="P4" draw:layer="layout" svg:width="1.632cm" svg:height="0.446cm" svg:x="3.238cm" svg:y="22.769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12.109cm" svg:height="0.446cm" svg:x="2.54cm" svg:y="23.78cm">
          <draw:text-box>
            <text:p text:style-name="P3"><text:span text:style-name="T6"># Получение списка всех файлов в каталогах ПЗ6 и ПЗ7</text:span></text:p>
          </draw:text-box>
        </draw:frame>
        <draw:frame draw:style-name="gr3" draw:text-style-name="P4" draw:layer="layout" svg:width="3.262cm" svg:height="0.446cm" svg:x="2.54cm" svg:y="24.285cm">
          <draw:text-box>
            <text:p text:style-name="P3"><text:span text:style-name="T4">pz6_files = []</text:span></text:p>
          </draw:text-box>
        </draw:frame>
        <draw:frame draw:style-name="gr3" draw:text-style-name="P4" draw:layer="layout" svg:width="11.179cm" svg:height="0.446cm" svg:x="2.54cm" svg:y="24.791cm">
          <draw:text-box>
            <text:p text:style-name="P3"><text:span text:style-name="T3">for</text:span><text:span text:style-name="T4"> root, dirs, files</text:span><text:span text:style-name="T3"> in</text:span><text:span text:style-name="T4"> os.walk(pz6_directory):</text:span></text:p>
          </draw:text-box>
        </draw:frame>
        <draw:frame draw:style-name="gr3" draw:text-style-name="P4" draw:layer="layout" svg:width="3.496cm" svg:height="0.446cm" svg:x="3.238cm" svg:y="25.296cm">
          <draw:text-box>
            <text:p text:style-name="P3"><text:span text:style-name="T3">for</text:span><text:span text:style-name="T4"> f</text:span><text:span text:style-name="T3"> in</text:span><text:span text:style-name="T4"> files:</text:span></text:p>
          </draw:text-box>
        </draw:frame>
        <draw:frame draw:style-name="gr3" draw:text-style-name="P4" draw:layer="layout" svg:width="9.083cm" svg:height="0.446cm" svg:x="4.169cm" svg:y="25.802cm">
          <draw:text-box>
            <text:p text:style-name="P3"><text:span text:style-name="T4">pz6_files.append(os.path.join(root, f))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12.11cm" svg:height="0.446cm" svg:x="2.54cm" svg:y="2.54cm">
          <draw:text-box>
            <text:p text:style-name="P3"><text:span text:style-name="T4">pz7_files = [os.path.join(pz7_directory, f)</text:span><text:span text:style-name="T3"> for</text:span><text:span text:style-name="T4"> f</text:span><text:span text:style-name="T3"> in</text:span></text:p>
          </draw:text-box>
        </draw:frame>
        <draw:frame draw:style-name="gr3" draw:text-style-name="P4" draw:layer="layout" svg:width="6.522cm" svg:height="0.446cm" svg:x="2.54cm" svg:y="3.045cm">
          <draw:text-box>
            <text:p text:style-name="P3"><text:span text:style-name="T4">os.listdir(pz7_directory)</text:span><text:span text:style-name="T3"> if</text:span></text:p>
          </draw:text-box>
        </draw:frame>
        <draw:frame draw:style-name="gr3" draw:text-style-name="P4" draw:layer="layout" svg:width="10.945cm" svg:height="0.446cm" svg:x="2.54cm" svg:y="3.551cm">
          <draw:text-box>
            <text:p text:style-name="P3"><text:span text:style-name="T4">os.path.isfile(os.path.join(pz7_directory, f))]</text:span></text:p>
          </draw:text-box>
        </draw:frame>
        <draw:frame draw:style-name="gr3" draw:text-style-name="P4" draw:layer="layout" svg:width="15.136cm" svg:height="0.446cm" svg:x="2.54cm" svg:y="4.562cm">
          <draw:text-box>
            <text:p text:style-name="P3"><text:span text:style-name="T6"># Проверка наличия достаточного количества файлов для перемещения</text:span></text:p>
          </draw:text-box>
        </draw:frame>
        <draw:frame draw:style-name="gr3" draw:text-style-name="P4" draw:layer="layout" svg:width="5.125cm" svg:height="0.446cm" svg:x="2.54cm" svg:y="5.067cm">
          <draw:text-box>
            <text:p text:style-name="P3"><text:span text:style-name="T3">if</text:span><text:span text:style-name="T10"> len</text:span><text:span text:style-name="T4">(pz6_files) &lt;</text:span><text:span text:style-name="T9"> 2</text:span><text:span text:style-name="T4">:</text:span></text:p>
          </draw:text-box>
        </draw:frame>
        <draw:frame draw:style-name="gr3" draw:text-style-name="P4" draw:layer="layout" svg:width="13.041cm" svg:height="0.446cm" svg:x="3.238cm" svg:y="5.573cm">
          <draw:text-box>
            <text:p text:style-name="P3"><text:span text:style-name="T10">print</text:span><text:span text:style-name="T4">(</text:span><text:span text:style-name="T7">f"Not enough files in '</text:span><text:span text:style-name="T3">{</text:span><text:span text:style-name="T4">pz6_directory</text:span><text:span text:style-name="T3">}</text:span><text:span text:style-name="T7">' to move."</text:span><text:span text:style-name="T4">)</text:span></text:p>
          </draw:text-box>
        </draw:frame>
        <draw:frame draw:style-name="gr3" draw:text-style-name="P4" draw:layer="layout" svg:width="1.632cm" svg:height="0.446cm" svg:x="3.238cm" svg:y="6.079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5.125cm" svg:height="0.446cm" svg:x="2.54cm" svg:y="6.584cm">
          <draw:text-box>
            <text:p text:style-name="P3"><text:span text:style-name="T3">if</text:span><text:span text:style-name="T10"> len</text:span><text:span text:style-name="T4">(pz7_files) &lt;</text:span><text:span text:style-name="T9"> 1</text:span><text:span text:style-name="T4">:</text:span></text:p>
          </draw:text-box>
        </draw:frame>
        <draw:frame draw:style-name="gr3" draw:text-style-name="P4" draw:layer="layout" svg:width="12.576cm" svg:height="0.446cm" svg:x="3.238cm" svg:y="7.09cm">
          <draw:text-box>
            <text:p text:style-name="P3"><text:span text:style-name="T10">print</text:span><text:span text:style-name="T4">(</text:span><text:span text:style-name="T7">f"No files found in '</text:span><text:span text:style-name="T3">{</text:span><text:span text:style-name="T4">pz7_directory</text:span><text:span text:style-name="T3">}</text:span><text:span text:style-name="T7">' to move."</text:span><text:span text:style-name="T4">)</text:span></text:p>
          </draw:text-box>
        </draw:frame>
        <draw:frame draw:style-name="gr3" draw:text-style-name="P4" draw:layer="layout" svg:width="1.632cm" svg:height="0.446cm" svg:x="3.238cm" svg:y="7.595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8.384cm" svg:height="0.446cm" svg:x="2.54cm" svg:y="8.606cm">
          <draw:text-box>
            <text:p text:style-name="P3"><text:span text:style-name="T6"># Выбор двух случайных файлов из ПЗ6</text:span></text:p>
          </draw:text-box>
        </draw:frame>
        <draw:frame draw:style-name="gr3" draw:text-style-name="P4" draw:layer="layout" svg:width="10.713cm" svg:height="0.446cm" svg:x="2.54cm" svg:y="9.112cm">
          <draw:text-box>
            <text:p text:style-name="P3"><text:span text:style-name="T4">random_pz6_files = random.sample(pz6_files,</text:span><text:span text:style-name="T9"> 2</text:span><text:span text:style-name="T4">)</text:span></text:p>
          </draw:text-box>
        </draw:frame>
        <draw:frame draw:style-name="gr3" draw:text-style-name="P4" draw:layer="layout" svg:width="8.85cm" svg:height="0.446cm" svg:x="2.54cm" svg:y="10.123cm">
          <draw:text-box>
            <text:p text:style-name="P3"><text:span text:style-name="T6"># Выбор одного случайного файла из ПЗ7</text:span></text:p>
          </draw:text-box>
        </draw:frame>
        <draw:frame draw:style-name="gr3" draw:text-style-name="P4" draw:layer="layout" svg:width="9.781cm" svg:height="0.446cm" svg:x="2.54cm" svg:y="10.628cm">
          <draw:text-box>
            <text:p text:style-name="P3"><text:span text:style-name="T4">random_pz7_file = random.choice(pz7_files)</text:span></text:p>
          </draw:text-box>
        </draw:frame>
        <draw:frame draw:style-name="gr3" draw:text-style-name="P4" draw:layer="layout" svg:width="11.644cm" svg:height="0.446cm" svg:x="2.54cm" svg:y="11.639cm">
          <draw:text-box>
            <text:p text:style-name="P3"><text:span text:style-name="T6"># Перемещение выбранных файлов из ПЗ6 в папку test</text:span></text:p>
          </draw:text-box>
        </draw:frame>
        <draw:frame draw:style-name="gr3" draw:text-style-name="P4" draw:layer="layout" svg:width="7.919cm" svg:height="0.446cm" svg:x="2.54cm" svg:y="12.145cm">
          <draw:text-box>
            <text:p text:style-name="P3"><text:span text:style-name="T3">for</text:span><text:span text:style-name="T4"> file_path</text:span><text:span text:style-name="T3"> in</text:span><text:span text:style-name="T4"> random_pz6_files:</text:span></text:p>
          </draw:text-box>
        </draw:frame>
        <draw:frame draw:style-name="gr3" draw:text-style-name="P4" draw:layer="layout" svg:width="8.151cm" svg:height="0.446cm" svg:x="3.238cm" svg:y="12.65cm">
          <draw:text-box>
            <text:p text:style-name="P3"><text:span text:style-name="T4">shutil.move(file_path, test_folder)</text:span></text:p>
          </draw:text-box>
        </draw:frame>
        <draw:frame draw:style-name="gr3" draw:text-style-name="P4" draw:layer="layout" svg:width="14.438cm" svg:height="0.446cm" svg:x="2.54cm" svg:y="13.662cm">
          <draw:text-box>
            <text:p text:style-name="P3"><text:span text:style-name="T6"># Перемещение и переименование выбранного файла из ПЗ7 в папку</text:span></text:p>
          </draw:text-box>
        </draw:frame>
        <draw:frame draw:style-name="gr3" draw:text-style-name="P4" draw:layer="layout" svg:width="2.33cm" svg:height="0.446cm" svg:x="2.54cm" svg:y="14.167cm">
          <draw:text-box>
            <text:p text:style-name="P3"><text:span text:style-name="T6">test/test1</text:span></text:p>
          </draw:text-box>
        </draw:frame>
        <draw:frame draw:style-name="gr3" draw:text-style-name="P4" draw:layer="layout" svg:width="13.041cm" svg:height="0.446cm" svg:x="2.54cm" svg:y="14.673cm">
          <draw:text-box>
            <text:p text:style-name="P3"><text:span text:style-name="T4">shutil.move(random_pz7_file, os.path.join(test1_folder))</text:span></text:p>
          </draw:text-box>
        </draw:frame>
        <draw:frame draw:style-name="gr3" draw:text-style-name="P4" draw:layer="layout" svg:width="8.85cm" svg:height="0.446cm" svg:x="2.54cm" svg:y="15.684cm">
          <draw:text-box>
            <text:p text:style-name="P3"><text:span text:style-name="T6"># Получение списка файлов в папке test</text:span></text:p>
          </draw:text-box>
        </draw:frame>
        <draw:frame draw:style-name="gr3" draw:text-style-name="P4" draw:layer="layout" svg:width="11.878cm" svg:height="0.446cm" svg:x="2.54cm" svg:y="16.189cm">
          <draw:text-box>
            <text:p text:style-name="P3"><text:span text:style-name="T4">test_files = [f</text:span><text:span text:style-name="T3"> for</text:span><text:span text:style-name="T4"> f</text:span><text:span text:style-name="T3"> in</text:span><text:span text:style-name="T4"> os.listdir(test_folder)</text:span><text:span text:style-name="T3"> if</text:span></text:p>
          </draw:text-box>
        </draw:frame>
        <draw:frame draw:style-name="gr3" draw:text-style-name="P4" draw:layer="layout" svg:width="10.48cm" svg:height="0.446cm" svg:x="2.54cm" svg:y="16.695cm">
          <draw:text-box>
            <text:p text:style-name="P3"><text:span text:style-name="T4">os.path.isfile(os.path.join(test_folder, f))]</text:span></text:p>
          </draw:text-box>
        </draw:frame>
        <draw:frame draw:style-name="gr3" draw:text-style-name="P4" draw:layer="layout" svg:width="11.178cm" svg:height="0.446cm" svg:x="2.54cm" svg:y="17.706cm">
          <draw:text-box>
            <text:p text:style-name="P3"><text:span text:style-name="T6"># Вывод информации о размере файлов в папке test</text:span></text:p>
          </draw:text-box>
        </draw:frame>
        <draw:frame draw:style-name="gr3" draw:text-style-name="P4" draw:layer="layout" svg:width="9.548cm" svg:height="0.446cm" svg:x="2.54cm" svg:y="18.211cm">
          <draw:text-box>
            <text:p text:style-name="P3"><text:span text:style-name="T10">print</text:span><text:span text:style-name="T4">(</text:span><text:span text:style-name="T7">"File sizes in the 'test' folder:"</text:span><text:span text:style-name="T4">)</text:span></text:p>
          </draw:text-box>
        </draw:frame>
        <draw:frame draw:style-name="gr3" draw:text-style-name="P4" draw:layer="layout" svg:width="6.522cm" svg:height="0.446cm" svg:x="2.54cm" svg:y="18.717cm">
          <draw:text-box>
            <text:p text:style-name="P3"><text:span text:style-name="T3">for</text:span><text:span text:style-name="T4"> file_name</text:span><text:span text:style-name="T3"> in</text:span><text:span text:style-name="T4"> test_files:</text:span></text:p>
          </draw:text-box>
        </draw:frame>
        <draw:frame draw:style-name="gr3" draw:text-style-name="P4" draw:layer="layout" svg:width="11.178cm" svg:height="0.446cm" svg:x="3.238cm" svg:y="19.222cm">
          <draw:text-box>
            <text:p text:style-name="P3"><text:span text:style-name="T4">file_path = os.path.join(test_folder, file_name)</text:span></text:p>
          </draw:text-box>
        </draw:frame>
        <draw:frame draw:style-name="gr3" draw:text-style-name="P4" draw:layer="layout" svg:width="8.85cm" svg:height="0.446cm" svg:x="3.238cm" svg:y="19.728cm">
          <draw:text-box>
            <text:p text:style-name="P3"><text:span text:style-name="T4">file_size = os.path.getsize(file_path)</text:span></text:p>
          </draw:text-box>
        </draw:frame>
        <draw:frame draw:style-name="gr3" draw:text-style-name="P4" draw:layer="layout" svg:width="9.318cm" svg:height="0.446cm" svg:x="3.238cm" svg:y="20.233cm">
          <draw:text-box>
            <text:p text:style-name="P3"><text:span text:style-name="T10">print</text:span><text:span text:style-name="T4">(</text:span><text:span text:style-name="T7">f"</text:span><text:span text:style-name="T3">{</text:span><text:span text:style-name="T4">file_name</text:span><text:span text:style-name="T3">}</text:span><text:span text:style-name="T7">:</text:span><text:span text:style-name="T3"> {</text:span><text:span text:style-name="T4">file_size</text:span><text:span text:style-name="T3">}</text:span><text:span text:style-name="T7"> bytes"</text:span><text:span text:style-name="T4">)</text:span></text:p>
          </draw:text-box>
        </draw:frame>
        <draw:frame draw:style-name="gr3" draw:text-style-name="P4" draw:layer="layout" svg:width="0.675cm" svg:height="0.433cm" svg:x="2.54cm" svg:y="20.752cm">
          <draw:text-box>
            <text:p text:style-name="P3"><text:span text:style-name="T2">3.3)</text:span></text:p>
          </draw:text-box>
        </draw:frame>
        <draw:frame draw:style-name="gr3" draw:text-style-name="P4" draw:layer="layout" svg:width="2.098cm" svg:height="0.446cm" svg:x="2.54cm" svg:y="21.252cm">
          <draw:text-box>
            <text:p text:style-name="P3"><text:span text:style-name="T3">import</text:span><text:span text:style-name="T4"> os</text:span></text:p>
          </draw:text-box>
        </draw:frame>
        <draw:frame draw:style-name="gr3" draw:text-style-name="P4" draw:layer="layout" svg:width="11.644cm" svg:height="0.446cm" svg:x="2.54cm" svg:y="22.263cm">
          <draw:text-box>
            <text:p text:style-name="P3"><text:span text:style-name="T6"># Путь к корневой папке, где находятся pz1 до pz17</text:span></text:p>
          </draw:text-box>
        </draw:frame>
        <draw:frame draw:style-name="gr3" draw:text-style-name="P4" draw:layer="layout" svg:width="9.316cm" svg:height="0.446cm" svg:x="2.54cm" svg:y="22.769cm">
          <draw:text-box>
            <text:p text:style-name="P3"><text:span text:style-name="T4">home_directory = os.path.expanduser(</text:span><text:span text:style-name="T7">'~'</text:span><text:span text:style-name="T4">)</text:span></text:p>
          </draw:text-box>
        </draw:frame>
        <draw:frame draw:style-name="gr3" draw:text-style-name="P4" draw:layer="layout" svg:width="4.426cm" svg:height="0.446cm" svg:x="2.54cm" svg:y="23.78cm">
          <draw:text-box>
            <text:p text:style-name="P3"><text:span text:style-name="T6"># Путь к папке PZ11</text:span></text:p>
          </draw:text-box>
        </draw:frame>
        <draw:frame draw:style-name="gr3" draw:text-style-name="P4" draw:layer="layout" svg:width="3.727cm" svg:height="0.446cm" svg:x="2.54cm" svg:y="24.285cm">
          <draw:text-box>
            <text:p text:style-name="P3"><text:span text:style-name="T4">pz11_directory =</text:span></text:p>
          </draw:text-box>
        </draw:frame>
        <draw:frame draw:style-name="gr3" draw:text-style-name="P4" draw:layer="layout" svg:width="14.439cm" svg:height="0.446cm" svg:x="2.54cm" svg:y="24.791cm">
          <draw:text-box>
            <text:p text:style-name="P3"><text:span text:style-name="T4">os.path.join(</text:span><text:span text:style-name="T7">'/home/student/Документы/uc27klipan/pz'</text:span><text:span text:style-name="T4">,</text:span><text:span text:style-name="T7"> 'pz 11'</text:span><text:span text:style-name="T4">)</text:span></text:p>
          </draw:text-box>
        </draw:frame>
        <draw:frame draw:style-name="gr3" draw:text-style-name="P4" draw:layer="layout" svg:width="8.151cm" svg:height="0.446cm" svg:x="2.54cm" svg:y="25.802cm">
          <draw:text-box>
            <text:p text:style-name="P3"><text:span text:style-name="T6"># Проверка существования папки PZ11</text:span></text:p>
          </draw:text-box>
        </draw:frame>
        <draw:frame draw:style-name="gr3" draw:text-style-name="P4" draw:layer="layout" svg:width="8.85cm" svg:height="0.446cm" svg:x="2.54cm" svg:y="26.308cm">
          <draw:text-box>
            <text:p text:style-name="P3"><text:span text:style-name="T3">if not</text:span><text:span text:style-name="T4"> os.path.exists(pz11_directory):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13.507cm" svg:height="0.446cm" svg:x="3.238cm" svg:y="2.54cm">
          <draw:text-box>
            <text:p text:style-name="P3"><text:span text:style-name="T10">print</text:span><text:span text:style-name="T4">(</text:span><text:span text:style-name="T7">f"The directory '</text:span><text:span text:style-name="T3">{</text:span><text:span text:style-name="T4">pz11_directory</text:span><text:span text:style-name="T3">}</text:span><text:span text:style-name="T7">' does not exist."</text:span><text:span text:style-name="T4">)</text:span></text:p>
          </draw:text-box>
        </draw:frame>
        <draw:frame draw:style-name="gr3" draw:text-style-name="P4" draw:layer="layout" svg:width="1.632cm" svg:height="0.446cm" svg:x="3.238cm" svg:y="3.045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8.85cm" svg:height="0.446cm" svg:x="2.54cm" svg:y="4.056cm">
          <draw:text-box>
            <text:p text:style-name="P3"><text:span text:style-name="T6"># Получение списка файлов в папке PZ11</text:span></text:p>
          </draw:text-box>
        </draw:frame>
        <draw:frame draw:style-name="gr3" draw:text-style-name="P4" draw:layer="layout" svg:width="9.781cm" svg:height="0.446cm" svg:x="2.54cm" svg:y="4.562cm">
          <draw:text-box>
            <text:p text:style-name="P3"><text:span text:style-name="T4">files_in_pz11 = os.listdir(pz11_directory)</text:span></text:p>
          </draw:text-box>
        </draw:frame>
        <draw:frame draw:style-name="gr3" draw:text-style-name="P4" draw:layer="layout" svg:width="12.111cm" svg:height="0.446cm" svg:x="2.54cm" svg:y="5.573cm">
          <draw:text-box>
            <text:p text:style-name="P3"><text:span text:style-name="T4">py_files = [f</text:span><text:span text:style-name="T3"> for</text:span><text:span text:style-name="T4"> f</text:span><text:span text:style-name="T3"> in</text:span><text:span text:style-name="T4"> os.listdir(pz11_directory)</text:span><text:span text:style-name="T3"> if</text:span></text:p>
          </draw:text-box>
        </draw:frame>
        <draw:frame draw:style-name="gr3" draw:text-style-name="P4" draw:layer="layout" svg:width="4.193cm" svg:height="0.446cm" svg:x="2.54cm" svg:y="6.079cm">
          <draw:text-box>
            <text:p text:style-name="P3"><text:span text:style-name="T4">f.endswith(</text:span><text:span text:style-name="T7">'.py'</text:span><text:span text:style-name="T4">)]</text:span></text:p>
          </draw:text-box>
        </draw:frame>
        <draw:frame draw:style-name="gr3" draw:text-style-name="P4" draw:layer="layout" svg:width="15.835cm" svg:height="0.446cm" svg:x="2.54cm" svg:y="7.09cm">
          <draw:text-box>
            <text:p text:style-name="P3"><text:span text:style-name="T6"># Инициализация переменной для хранения имени файла с самым коротким</text:span></text:p>
          </draw:text-box>
        </draw:frame>
        <draw:frame draw:style-name="gr3" draw:text-style-name="P4" draw:layer="layout" svg:width="1.399cm" svg:height="0.446cm" svg:x="2.54cm" svg:y="7.595cm">
          <draw:text-box>
            <text:p text:style-name="P3"><text:span text:style-name="T6">именем</text:span></text:p>
          </draw:text-box>
        </draw:frame>
        <draw:frame draw:style-name="gr3" draw:text-style-name="P4" draw:layer="layout" svg:width="5.59cm" svg:height="0.446cm" svg:x="2.54cm" svg:y="8.101cm">
          <draw:text-box>
            <text:p text:style-name="P3"><text:span text:style-name="T4">shortest_filename =</text:span><text:span text:style-name="T3"> None</text:span></text:p>
          </draw:text-box>
        </draw:frame>
        <draw:frame draw:style-name="gr3" draw:text-style-name="P4" draw:layer="layout" svg:width="5.124cm" svg:height="0.446cm" svg:x="2.54cm" svg:y="8.606cm">
          <draw:text-box>
            <text:p text:style-name="P3"><text:span text:style-name="T4">shortest_length =</text:span><text:span text:style-name="T3"> None</text:span></text:p>
          </draw:text-box>
        </draw:frame>
        <draw:frame draw:style-name="gr3" draw:text-style-name="P4" draw:layer="layout" svg:width="8.617cm" svg:height="0.446cm" svg:x="2.54cm" svg:y="9.617cm">
          <draw:text-box>
            <text:p text:style-name="P3"><text:span text:style-name="T6"># Поиск файла с самым коротким именем</text:span></text:p>
          </draw:text-box>
        </draw:frame>
        <draw:frame draw:style-name="gr3" draw:text-style-name="P4" draw:layer="layout" svg:width="5.824cm" svg:height="0.446cm" svg:x="2.54cm" svg:y="10.123cm">
          <draw:text-box>
            <text:p text:style-name="P3"><text:span text:style-name="T3">for</text:span><text:span text:style-name="T4"> filename</text:span><text:span text:style-name="T3"> in</text:span><text:span text:style-name="T4"> py_files:</text:span></text:p>
          </draw:text-box>
        </draw:frame>
        <draw:frame draw:style-name="gr3" draw:text-style-name="P4" draw:layer="layout" svg:width="11.644cm" svg:height="0.446cm" svg:x="3.238cm" svg:y="10.628cm">
          <draw:text-box>
            <text:p text:style-name="P3"><text:span text:style-name="T4">file_path = os.path.join(pz11_directory, filename)</text:span></text:p>
          </draw:text-box>
        </draw:frame>
        <draw:frame draw:style-name="gr3" draw:text-style-name="P4" draw:layer="layout" svg:width="6.288cm" svg:height="0.446cm" svg:x="3.238cm" svg:y="11.134cm">
          <draw:text-box>
            <text:p text:style-name="P3"><text:span text:style-name="T4">file_length =</text:span><text:span text:style-name="T10"> len</text:span><text:span text:style-name="T4">(filename)</text:span></text:p>
          </draw:text-box>
        </draw:frame>
        <draw:frame draw:style-name="gr3" draw:text-style-name="P4" draw:layer="layout" svg:width="4.426cm" svg:height="0.446cm" svg:x="9.987cm" svg:y="11.134cm">
          <draw:text-box>
            <text:p text:style-name="P3"><text:span text:style-name="T6"># Длина имени файла</text:span></text:p>
          </draw:text-box>
        </draw:frame>
        <draw:frame draw:style-name="gr3" draw:text-style-name="P4" draw:layer="layout" svg:width="13.972cm" svg:height="0.446cm" svg:x="3.238cm" svg:y="11.639cm">
          <draw:text-box>
            <text:p text:style-name="P3"><text:span text:style-name="T3">if</text:span><text:span text:style-name="T4"> shortest_length</text:span><text:span text:style-name="T3"> is None or</text:span><text:span text:style-name="T4"> file_length &lt; shortest_length:</text:span></text:p>
          </draw:text-box>
        </draw:frame>
        <draw:frame draw:style-name="gr3" draw:text-style-name="P4" draw:layer="layout" svg:width="6.521cm" svg:height="0.446cm" svg:x="4.169cm" svg:y="12.145cm">
          <draw:text-box>
            <text:p text:style-name="P3"><text:span text:style-name="T4">shortest_filename = filename</text:span></text:p>
          </draw:text-box>
        </draw:frame>
        <draw:frame draw:style-name="gr3" draw:text-style-name="P4" draw:layer="layout" svg:width="6.754cm" svg:height="0.446cm" svg:x="4.169cm" svg:y="12.65cm">
          <draw:text-box>
            <text:p text:style-name="P3"><text:span text:style-name="T4">shortest_length = file_length</text:span></text:p>
          </draw:text-box>
        </draw:frame>
        <draw:frame draw:style-name="gr3" draw:text-style-name="P4" draw:layer="layout" svg:width="12.575cm" svg:height="0.446cm" svg:x="2.54cm" svg:y="13.662cm">
          <draw:text-box>
            <text:p text:style-name="P3"><text:span text:style-name="T6"># Вывод имени файла с самым коротким именем, используя</text:span></text:p>
          </draw:text-box>
        </draw:frame>
        <draw:frame draw:style-name="gr3" draw:text-style-name="P4" draw:layer="layout" svg:width="4.193cm" svg:height="0.446cm" svg:x="2.54cm" svg:y="14.167cm">
          <draw:text-box>
            <text:p text:style-name="P3"><text:span text:style-name="T6">os.path.basename()</text:span></text:p>
          </draw:text-box>
        </draw:frame>
        <draw:frame draw:style-name="gr3" draw:text-style-name="P4" draw:layer="layout" svg:width="4.892cm" svg:height="0.446cm" svg:x="2.54cm" svg:y="14.673cm">
          <draw:text-box>
            <text:p text:style-name="P3"><text:span text:style-name="T3">if</text:span><text:span text:style-name="T4"> shortest_filename:</text:span></text:p>
          </draw:text-box>
        </draw:frame>
        <draw:frame draw:style-name="gr3" draw:text-style-name="P4" draw:layer="layout" svg:width="12.808cm" svg:height="0.446cm" svg:x="3.238cm" svg:y="15.178cm">
          <draw:text-box>
            <text:p text:style-name="P3"><text:span text:style-name="T4">shortest_basename = os.path.basename(shortest_filename)</text:span></text:p>
          </draw:text-box>
        </draw:frame>
        <draw:frame draw:style-name="gr3" draw:text-style-name="P4" draw:layer="layout" svg:width="12.575cm" svg:height="0.446cm" svg:x="3.238cm" svg:y="15.684cm">
          <draw:text-box>
            <text:p text:style-name="P3"><text:span text:style-name="T10">print</text:span><text:span text:style-name="T4">(</text:span><text:span text:style-name="T7">"Shortest filename in PZ11:"</text:span><text:span text:style-name="T4">, shortest_basename)</text:span></text:p>
          </draw:text-box>
        </draw:frame>
        <draw:frame draw:style-name="gr3" draw:text-style-name="P4" draw:layer="layout" svg:width="1.166cm" svg:height="0.446cm" svg:x="2.54cm" svg:y="16.189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0.713cm" svg:height="0.446cm" svg:x="3.238cm" svg:y="16.695cm">
          <draw:text-box>
            <text:p text:style-name="P3"><text:span text:style-name="T10">print</text:span><text:span text:style-name="T4">(</text:span><text:span text:style-name="T7">"No .py files found in PZ11 directory."</text:span><text:span text:style-name="T4">)</text:span></text:p>
          </draw:text-box>
        </draw:frame>
        <draw:frame draw:style-name="gr3" draw:text-style-name="P4" draw:layer="layout" svg:width="0.675cm" svg:height="0.433cm" svg:x="2.54cm" svg:y="17.213cm">
          <draw:text-box>
            <text:p text:style-name="P3"><text:span text:style-name="T2">3.4)</text:span></text:p>
          </draw:text-box>
        </draw:frame>
        <draw:frame draw:style-name="gr3" draw:text-style-name="P4" draw:layer="layout" svg:width="2.098cm" svg:height="0.446cm" svg:x="2.54cm" svg:y="17.713cm">
          <draw:text-box>
            <text:p text:style-name="P3"><text:span text:style-name="T3">import</text:span><text:span text:style-name="T4"> os</text:span></text:p>
          </draw:text-box>
        </draw:frame>
        <draw:frame draw:style-name="gr3" draw:text-style-name="P4" draw:layer="layout" svg:width="3.029cm" svg:height="0.446cm" svg:x="2.54cm" svg:y="18.219cm">
          <draw:text-box>
            <text:p text:style-name="P3"><text:span text:style-name="T3">import</text:span><text:span text:style-name="T4"> random</text:span></text:p>
          </draw:text-box>
        </draw:frame>
        <draw:frame draw:style-name="gr3" draw:text-style-name="P4" draw:layer="layout" svg:width="3.96cm" svg:height="0.446cm" svg:x="2.54cm" svg:y="18.725cm">
          <draw:text-box>
            <text:p text:style-name="P3"><text:span text:style-name="T3">import</text:span><text:span text:style-name="T4"> subprocess</text:span></text:p>
          </draw:text-box>
        </draw:frame>
        <draw:frame draw:style-name="gr3" draw:text-style-name="P4" draw:layer="layout" svg:width="2.33cm" svg:height="0.446cm" svg:x="2.54cm" svg:y="19.23cm">
          <draw:text-box>
            <text:p text:style-name="P3"><text:span text:style-name="T3">import</text:span><text:span text:style-name="T4"> sys</text:span></text:p>
          </draw:text-box>
        </draw:frame>
        <draw:frame draw:style-name="gr3" draw:text-style-name="P4" draw:layer="layout" svg:width="11.644cm" svg:height="0.446cm" svg:x="2.54cm" svg:y="20.241cm">
          <draw:text-box>
            <text:p text:style-name="P3"><text:span text:style-name="T6"># Путь к корневой папке, где находятся pz1 до pz17</text:span></text:p>
          </draw:text-box>
        </draw:frame>
        <draw:frame draw:style-name="gr3" draw:text-style-name="P4" draw:layer="layout" svg:width="9.316cm" svg:height="0.446cm" svg:x="2.54cm" svg:y="20.747cm">
          <draw:text-box>
            <text:p text:style-name="P3"><text:span text:style-name="T4">home_directory = os.path.expanduser(</text:span><text:span text:style-name="T7">'~'</text:span><text:span text:style-name="T4">)</text:span></text:p>
          </draw:text-box>
        </draw:frame>
        <draw:frame draw:style-name="gr3" draw:text-style-name="P4" draw:layer="layout" svg:width="10.48cm" svg:height="0.446cm" svg:x="2.54cm" svg:y="21.758cm">
          <draw:text-box>
            <text:p text:style-name="P3"><text:span text:style-name="T6"># Путь к папке pz на рабочем столе в OneDrive</text:span></text:p>
          </draw:text-box>
        </draw:frame>
        <draw:frame draw:style-name="gr3" draw:text-style-name="P4" draw:layer="layout" svg:width="3.727cm" svg:height="0.446cm" svg:x="2.54cm" svg:y="22.263cm">
          <draw:text-box>
            <text:p text:style-name="P3"><text:span text:style-name="T4">home_directory =</text:span></text:p>
          </draw:text-box>
        </draw:frame>
        <draw:frame draw:style-name="gr3" draw:text-style-name="P4" draw:layer="layout" svg:width="12.343cm" svg:height="0.446cm" svg:x="2.54cm" svg:y="22.769cm">
          <draw:text-box>
            <text:p text:style-name="P3"><text:span text:style-name="T4">os.path.join(</text:span><text:span text:style-name="T7">'/home/student/Документы/uc27klipan/pz'</text:span><text:span text:style-name="T4">)</text:span></text:p>
          </draw:text-box>
        </draw:frame>
        <draw:frame draw:style-name="gr3" draw:text-style-name="P4" draw:layer="layout" svg:width="11.178cm" svg:height="0.446cm" svg:x="2.54cm" svg:y="23.78cm">
          <draw:text-box>
            <text:p text:style-name="P3"><text:span text:style-name="T6"># Список всех возможных папок pz* от pz1 до pz17</text:span></text:p>
          </draw:text-box>
        </draw:frame>
        <draw:frame draw:style-name="gr3" draw:text-style-name="P4" draw:layer="layout" svg:width="10.715cm" svg:height="0.446cm" svg:x="2.54cm" svg:y="24.285cm">
          <draw:text-box>
            <text:p text:style-name="P3"><text:span text:style-name="T4">pz_folders = [</text:span><text:span text:style-name="T7">f'pz</text:span><text:span text:style-name="T3"> {</text:span><text:span text:style-name="T4">i</text:span><text:span text:style-name="T3">}</text:span><text:span text:style-name="T7">'</text:span><text:span text:style-name="T3"> for</text:span><text:span text:style-name="T4"> i</text:span><text:span text:style-name="T3"> in</text:span><text:span text:style-name="T10"> range</text:span><text:span text:style-name="T4">(</text:span><text:span text:style-name="T9">1</text:span><text:span text:style-name="T4">,</text:span><text:span text:style-name="T9"> 18</text:span><text:span text:style-name="T4">)]</text:span></text:p>
          </draw:text-box>
        </draw:frame>
        <draw:frame draw:style-name="gr3" draw:text-style-name="P4" draw:layer="layout" svg:width="8.617cm" svg:height="0.446cm" svg:x="2.54cm" svg:y="25.296cm">
          <draw:text-box>
            <text:p text:style-name="P3"><text:span text:style-name="T6"># Выбор случайной папки из списка pz*</text:span></text:p>
          </draw:text-box>
        </draw:frame>
        <draw:frame draw:style-name="gr3" draw:text-style-name="P4" draw:layer="layout" svg:width="10.247cm" svg:height="0.446cm" svg:x="2.54cm" svg:y="25.802cm">
          <draw:text-box>
            <text:p text:style-name="P3"><text:span text:style-name="T4">random_pz_folder = random.choice(pz_folders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polygon draw:style-name="gr2" draw:text-style-name="P2" draw:layer="layout" svg:width="15.945cm" svg:height="0.529cm" svg:x="2.54cm" svg:y="24.8cm" svg:viewBox="0 0 15946 530" draw:points="0,0 15946,0 15946,530 0,530">
          <text:p/>
        </draw:polygon>
        <draw:polygon draw:style-name="gr2" draw:text-style-name="P2" draw:layer="layout" svg:width="15.945cm" svg:height="0.529cm" svg:x="2.54cm" svg:y="25.294cm" svg:viewBox="0 0 15946 530" draw:points="0,0 15946,0 15946,530 0,530">
          <text:p/>
        </draw:polygon>
        <draw:polygon draw:style-name="gr2" draw:text-style-name="P2" draw:layer="layout" svg:width="15.945cm" svg:height="0.529cm" svg:x="2.54cm" svg:y="25.788cm" svg:viewBox="0 0 15946 530" draw:points="0,0 15946,0 15946,530 0,530">
          <text:p/>
        </draw:polygon>
        <draw:polygon draw:style-name="gr2" draw:text-style-name="P2" draw:layer="layout" svg:width="15.945cm" svg:height="0.529cm" svg:x="2.54cm" svg:y="26.317cm" svg:viewBox="0 0 15946 530" draw:points="0,0 15946,0 15946,530 0,530">
          <text:p/>
        </draw:polygon>
        <draw:frame draw:style-name="gr3" draw:text-style-name="P4" draw:layer="layout" svg:width="6.521cm" svg:height="0.446cm" svg:x="2.54cm" svg:y="2.54cm">
          <draw:text-box>
            <text:p text:style-name="P3"><text:span text:style-name="T6"># Путь к случайной папке pz*</text:span></text:p>
          </draw:text-box>
        </draw:frame>
        <draw:frame draw:style-name="gr3" draw:text-style-name="P4" draw:layer="layout" svg:width="15.835cm" svg:height="0.446cm" svg:x="2.54cm" svg:y="3.045cm">
          <draw:text-box>
            <text:p text:style-name="P3"><text:span text:style-name="T4">random_pz_directory = os.path.join(home_directory, random_pz_folder)</text:span></text:p>
          </draw:text-box>
        </draw:frame>
        <draw:frame draw:style-name="gr3" draw:text-style-name="P4" draw:layer="layout" svg:width="10.014cm" svg:height="0.446cm" svg:x="2.54cm" svg:y="4.056cm">
          <draw:text-box>
            <text:p text:style-name="P3"><text:span text:style-name="T6"># Путь к папке report в случайной папке pz*</text:span></text:p>
          </draw:text-box>
        </draw:frame>
        <draw:frame draw:style-name="gr3" draw:text-style-name="P4" draw:layer="layout" svg:width="14.438cm" svg:height="0.446cm" svg:x="2.54cm" svg:y="4.562cm">
          <draw:text-box>
            <text:p text:style-name="P3"><text:span text:style-name="T4">report_directory = os.path.join(random_pz_directory,</text:span><text:span text:style-name="T7"> 'report'</text:span><text:span text:style-name="T4">)</text:span></text:p>
          </draw:text-box>
        </draw:frame>
        <draw:frame draw:style-name="gr3" draw:text-style-name="P4" draw:layer="layout" svg:width="8.617cm" svg:height="0.446cm" svg:x="2.54cm" svg:y="5.573cm">
          <draw:text-box>
            <text:p text:style-name="P3"><text:span text:style-name="T6"># Проверка существования папки report</text:span></text:p>
          </draw:text-box>
        </draw:frame>
        <draw:frame draw:style-name="gr3" draw:text-style-name="P4" draw:layer="layout" svg:width="9.315cm" svg:height="0.446cm" svg:x="2.54cm" svg:y="6.079cm">
          <draw:text-box>
            <text:p text:style-name="P3"><text:span text:style-name="T3">if not</text:span><text:span text:style-name="T4"> os.path.exists(report_directory):</text:span></text:p>
          </draw:text-box>
        </draw:frame>
        <draw:frame draw:style-name="gr3" draw:text-style-name="P4" draw:layer="layout" svg:width="13.972cm" svg:height="0.446cm" svg:x="3.238cm" svg:y="6.584cm">
          <draw:text-box>
            <text:p text:style-name="P3"><text:span text:style-name="T10">print</text:span><text:span text:style-name="T4">(</text:span><text:span text:style-name="T7">f"The directory '</text:span><text:span text:style-name="T3">{</text:span><text:span text:style-name="T4">report_directory</text:span><text:span text:style-name="T3">}</text:span><text:span text:style-name="T7">' does not exist."</text:span><text:span text:style-name="T4">)</text:span></text:p>
          </draw:text-box>
        </draw:frame>
        <draw:frame draw:style-name="gr3" draw:text-style-name="P4" draw:layer="layout" svg:width="1.632cm" svg:height="0.446cm" svg:x="3.238cm" svg:y="7.09cm">
          <draw:text-box>
            <text:p text:style-name="P3"><text:span text:style-name="T10">exit</text:span><text:span text:style-name="T4">(</text:span><text:span text:style-name="T9">1</text:span><text:span text:style-name="T4">)</text:span></text:p>
          </draw:text-box>
        </draw:frame>
        <draw:frame draw:style-name="gr3" draw:text-style-name="P4" draw:layer="layout" svg:width="7.453cm" svg:height="0.446cm" svg:x="2.54cm" svg:y="8.101cm">
          <draw:text-box>
            <text:p text:style-name="P3"><text:span text:style-name="T6"># Поиск PDF-файла в папке report</text:span></text:p>
          </draw:text-box>
        </draw:frame>
        <draw:frame draw:style-name="gr3" draw:text-style-name="P4" draw:layer="layout" svg:width="12.808cm" svg:height="0.446cm" svg:x="2.54cm" svg:y="8.606cm">
          <draw:text-box>
            <text:p text:style-name="P3"><text:span text:style-name="T4">pdf_files = [os.path.join(report_directory, f)</text:span><text:span text:style-name="T3"> for</text:span><text:span text:style-name="T4"> f</text:span><text:span text:style-name="T3"> in</text:span></text:p>
          </draw:text-box>
        </draw:frame>
        <draw:frame draw:style-name="gr3" draw:text-style-name="P4" draw:layer="layout" svg:width="11.877cm" svg:height="0.446cm" svg:x="2.54cm" svg:y="9.112cm">
          <draw:text-box>
            <text:p text:style-name="P3"><text:span text:style-name="T4">os.listdir(report_directory)</text:span><text:span text:style-name="T3"> if</text:span><text:span text:style-name="T4"> f.endswith(</text:span><text:span text:style-name="T7">'.pdf'</text:span><text:span text:style-name="T4">)]</text:span></text:p>
          </draw:text-box>
        </draw:frame>
        <draw:frame draw:style-name="gr3" draw:text-style-name="P4" draw:layer="layout" svg:width="9.548cm" svg:height="0.446cm" svg:x="2.54cm" svg:y="10.123cm">
          <draw:text-box>
            <text:p text:style-name="P3"><text:span text:style-name="T6"># Выбор случайного PDF-файла из найденных</text:span></text:p>
          </draw:text-box>
        </draw:frame>
        <draw:frame draw:style-name="gr3" draw:text-style-name="P4" draw:layer="layout" svg:width="3.029cm" svg:height="0.446cm" svg:x="2.54cm" svg:y="10.628cm">
          <draw:text-box>
            <text:p text:style-name="P3"><text:span text:style-name="T3">if</text:span><text:span text:style-name="T4"> pdf_files:</text:span></text:p>
          </draw:text-box>
        </draw:frame>
        <draw:frame draw:style-name="gr3" draw:text-style-name="P4" draw:layer="layout" svg:width="9.781cm" svg:height="0.446cm" svg:x="3.238cm" svg:y="11.134cm">
          <draw:text-box>
            <text:p text:style-name="P3"><text:span text:style-name="T4">random_pdf_file = random.choice(pdf_files)</text:span></text:p>
          </draw:text-box>
        </draw:frame>
        <draw:frame draw:style-name="gr3" draw:text-style-name="P4" draw:layer="layout" svg:width="0.934cm" svg:height="0.446cm" svg:x="3.238cm" svg:y="11.639cm">
          <draw:text-box>
            <text:p text:style-name="P3"><text:span text:style-name="T3">try</text:span><text:span text:style-name="T4">:</text:span></text:p>
          </draw:text-box>
        </draw:frame>
        <draw:frame draw:style-name="gr3" draw:text-style-name="P4" draw:layer="layout" svg:width="5.125cm" svg:height="0.446cm" svg:x="4.169cm" svg:y="12.145cm">
          <draw:text-box>
            <text:p text:style-name="P3"><text:span text:style-name="T3">if</text:span><text:span text:style-name="T4"> os.name ==</text:span><text:span text:style-name="T7"> 'posix'</text:span><text:span text:style-name="T4">:</text:span></text:p>
          </draw:text-box>
        </draw:frame>
        <draw:frame draw:style-name="gr3" draw:text-style-name="P4" draw:layer="layout" svg:width="1.632cm" svg:height="0.446cm" svg:x="5.1cm" svg:y="12.65cm">
          <draw:text-box>
            <text:p text:style-name="P3"><text:span text:style-name="T6"># macOS</text:span></text:p>
          </draw:text-box>
        </draw:frame>
        <draw:frame draw:style-name="gr3" draw:text-style-name="P4" draw:layer="layout" svg:width="6.522cm" svg:height="0.446cm" svg:x="5.1cm" svg:y="13.156cm">
          <draw:text-box>
            <text:p text:style-name="P3"><text:span text:style-name="T3">if</text:span><text:span text:style-name="T4"> sys.platform ==</text:span><text:span text:style-name="T7"> 'darwin'</text:span><text:span text:style-name="T4">:</text:span></text:p>
          </draw:text-box>
        </draw:frame>
        <draw:frame draw:style-name="gr3" draw:text-style-name="P4" draw:layer="layout" svg:width="9.781cm" svg:height="0.446cm" svg:x="6.031cm" svg:y="13.662cm">
          <draw:text-box>
            <text:p text:style-name="P3"><text:span text:style-name="T4">subprocess.call((</text:span><text:span text:style-name="T7">'open'</text:span><text:span text:style-name="T4">, random_pdf_file))</text:span></text:p>
          </draw:text-box>
        </draw:frame>
        <draw:frame draw:style-name="gr3" draw:text-style-name="P4" draw:layer="layout" svg:width="1.632cm" svg:height="0.446cm" svg:x="5.1cm" svg:y="14.167cm">
          <draw:text-box>
            <text:p text:style-name="P3"><text:span text:style-name="T6"># Linux</text:span></text:p>
          </draw:text-box>
        </draw:frame>
        <draw:frame draw:style-name="gr3" draw:text-style-name="P4" draw:layer="layout" svg:width="1.166cm" svg:height="0.446cm" svg:x="5.1cm" svg:y="14.673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0.712cm" svg:height="0.446cm" svg:x="6.031cm" svg:y="15.178cm">
          <draw:text-box>
            <text:p text:style-name="P3"><text:span text:style-name="T4">subprocess.call((</text:span><text:span text:style-name="T7">'xdg-open'</text:span><text:span text:style-name="T4">, random_pdf_file))</text:span></text:p>
          </draw:text-box>
        </draw:frame>
        <draw:frame draw:style-name="gr3" draw:text-style-name="P4" draw:layer="layout" svg:width="4.891cm" svg:height="0.446cm" svg:x="4.169cm" svg:y="15.684cm">
          <draw:text-box>
            <text:p text:style-name="P3"><text:span text:style-name="T3">elif</text:span><text:span text:style-name="T4"> os.name ==</text:span><text:span text:style-name="T7"> 'nt'</text:span><text:span text:style-name="T4">:</text:span></text:p>
          </draw:text-box>
        </draw:frame>
        <draw:frame draw:style-name="gr3" draw:text-style-name="P4" draw:layer="layout" svg:width="6.754cm" svg:height="0.446cm" svg:x="5.1cm" svg:y="16.189cm">
          <draw:text-box>
            <text:p text:style-name="P3"><text:span text:style-name="T4">os.startfile(random_pdf_file)</text:span></text:p>
          </draw:text-box>
        </draw:frame>
        <draw:frame draw:style-name="gr3" draw:text-style-name="P4" draw:layer="layout" svg:width="5.125cm" svg:height="0.446cm" svg:x="3.238cm" svg:y="16.695cm">
          <draw:text-box>
            <text:p text:style-name="P3"><text:span text:style-name="T3">except</text:span><text:span text:style-name="T10"> Exception</text:span><text:span text:style-name="T3"> as</text:span><text:span text:style-name="T4"> e:</text:span></text:p>
          </draw:text-box>
        </draw:frame>
        <draw:frame draw:style-name="gr3" draw:text-style-name="P4" draw:layer="layout" svg:width="12.344cm" svg:height="0.446cm" svg:x="4.169cm" svg:y="17.2cm">
          <draw:text-box>
            <text:p text:style-name="P3"><text:span text:style-name="T10">print</text:span><text:span text:style-name="T4">(</text:span><text:span text:style-name="T7">f"Error opening file '</text:span><text:span text:style-name="T3">{</text:span><text:span text:style-name="T4">random_pdf_file</text:span><text:span text:style-name="T3">}</text:span><text:span text:style-name="T7">':</text:span><text:span text:style-name="T3"> {</text:span><text:span text:style-name="T4">e</text:span><text:span text:style-name="T3">}</text:span><text:span text:style-name="T7">"</text:span><text:span text:style-name="T4">)</text:span></text:p>
          </draw:text-box>
        </draw:frame>
        <draw:frame draw:style-name="gr3" draw:text-style-name="P4" draw:layer="layout" svg:width="1.166cm" svg:height="0.446cm" svg:x="2.54cm" svg:y="17.706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2.808cm" svg:height="0.446cm" svg:x="3.238cm" svg:y="18.211cm">
          <draw:text-box>
            <text:p text:style-name="P3"><text:span text:style-name="T10">print</text:span><text:span text:style-name="T4">(</text:span><text:span text:style-name="T7">f"No PDF files found in the 'report' directory of</text:span></text:p>
          </draw:text-box>
        </draw:frame>
        <draw:frame draw:style-name="gr3" draw:text-style-name="P4" draw:layer="layout" svg:width="5.358cm" svg:height="0.446cm" svg:x="2.54cm" svg:y="18.717cm">
          <draw:text-box>
            <text:p text:style-name="P3"><text:span text:style-name="T7">'</text:span><text:span text:style-name="T3">{</text:span><text:span text:style-name="T4">random_pz_folder</text:span><text:span text:style-name="T3">}</text:span><text:span text:style-name="T7">'."</text:span><text:span text:style-name="T4">)</text:span></text:p>
          </draw:text-box>
        </draw:frame>
        <draw:frame draw:style-name="gr3" draw:text-style-name="P4" draw:layer="layout" svg:width="0.675cm" svg:height="0.433cm" svg:x="2.54cm" svg:y="19.235cm">
          <draw:text-box>
            <text:p text:style-name="P3"><text:span text:style-name="T2">3.5)</text:span></text:p>
          </draw:text-box>
        </draw:frame>
        <draw:frame draw:style-name="gr3" draw:text-style-name="P4" draw:layer="layout" svg:width="2.098cm" svg:height="0.446cm" svg:x="2.54cm" svg:y="19.736cm">
          <draw:text-box>
            <text:p text:style-name="P3"><text:span text:style-name="T3">import</text:span><text:span text:style-name="T4"> os</text:span></text:p>
          </draw:text-box>
        </draw:frame>
        <draw:frame draw:style-name="gr3" draw:text-style-name="P4" draw:layer="layout" svg:width="8.151cm" svg:height="0.446cm" svg:x="2.54cm" svg:y="20.747cm">
          <draw:text-box>
            <text:p text:style-name="P3"><text:span text:style-name="T6"># Определение пути к файлу test.txt</text:span></text:p>
          </draw:text-box>
        </draw:frame>
        <draw:frame draw:style-name="gr3" draw:text-style-name="P4" draw:layer="layout" svg:width="12.343cm" svg:height="0.446cm" svg:x="2.54cm" svg:y="21.252cm">
          <draw:text-box>
            <text:p text:style-name="P3"><text:span text:style-name="T4">file_path = os.path.join(</text:span><text:span text:style-name="T7">'test'</text:span><text:span text:style-name="T4">,</text:span><text:span text:style-name="T7"> 'test1'</text:span><text:span text:style-name="T4">,</text:span><text:span text:style-name="T7"> 'test.txt'</text:span><text:span text:style-name="T4">)</text:span></text:p>
          </draw:text-box>
        </draw:frame>
        <draw:frame draw:style-name="gr3" draw:text-style-name="P4" draw:layer="layout" svg:width="6.987cm" svg:height="0.446cm" svg:x="2.54cm" svg:y="22.263cm">
          <draw:text-box>
            <text:p text:style-name="P3"><text:span text:style-name="T6"># Проверка существования файла</text:span></text:p>
          </draw:text-box>
        </draw:frame>
        <draw:frame draw:style-name="gr3" draw:text-style-name="P4" draw:layer="layout" svg:width="6.755cm" svg:height="0.446cm" svg:x="2.54cm" svg:y="22.769cm">
          <draw:text-box>
            <text:p text:style-name="P3"><text:span text:style-name="T3">if</text:span><text:span text:style-name="T4"> os.path.exists(file_path):</text:span></text:p>
          </draw:text-box>
        </draw:frame>
        <draw:frame draw:style-name="gr3" draw:text-style-name="P4" draw:layer="layout" svg:width="0.934cm" svg:height="0.446cm" svg:x="3.238cm" svg:y="23.274cm">
          <draw:text-box>
            <text:p text:style-name="P3"><text:span text:style-name="T3">try</text:span><text:span text:style-name="T4">:</text:span></text:p>
          </draw:text-box>
        </draw:frame>
        <draw:frame draw:style-name="gr3" draw:text-style-name="P4" draw:layer="layout" svg:width="4.659cm" svg:height="0.446cm" svg:x="4.169cm" svg:y="23.78cm">
          <draw:text-box>
            <text:p text:style-name="P3"><text:span text:style-name="T4">os.remove(file_path)</text:span></text:p>
          </draw:text-box>
        </draw:frame>
        <draw:frame draw:style-name="gr3" draw:text-style-name="P4" draw:layer="layout" svg:width="11.645cm" svg:height="0.446cm" svg:x="4.169cm" svg:y="24.285cm">
          <draw:text-box>
            <text:p text:style-name="P3"><text:span text:style-name="T10">print</text:span><text:span text:style-name="T4">(</text:span><text:span text:style-name="T7">f"File '</text:span><text:span text:style-name="T3">{</text:span><text:span text:style-name="T4">file_path</text:span><text:span text:style-name="T3">}</text:span><text:span text:style-name="T7">' successfully deleted."</text:span><text:span text:style-name="T4">)</text:span></text:p>
          </draw:text-box>
        </draw:frame>
        <draw:frame draw:style-name="gr3" draw:text-style-name="P4" draw:layer="layout" svg:width="4.66cm" svg:height="0.446cm" svg:x="3.238cm" svg:y="24.791cm">
          <draw:text-box>
            <text:p text:style-name="P3"><text:span text:style-name="T3">except</text:span><text:span text:style-name="T10"> OSError</text:span><text:span text:style-name="T3"> as</text:span><text:span text:style-name="T4"> e:</text:span></text:p>
          </draw:text-box>
        </draw:frame>
        <draw:frame draw:style-name="gr3" draw:text-style-name="P4" draw:layer="layout" svg:width="11.18cm" svg:height="0.446cm" svg:x="4.169cm" svg:y="25.296cm">
          <draw:text-box>
            <text:p text:style-name="P3"><text:span text:style-name="T10">print</text:span><text:span text:style-name="T4">(</text:span><text:span text:style-name="T7">f"Error deleting file '</text:span><text:span text:style-name="T3">{</text:span><text:span text:style-name="T4">file_path</text:span><text:span text:style-name="T3">}</text:span><text:span text:style-name="T7">':</text:span><text:span text:style-name="T3"> {</text:span><text:span text:style-name="T4">e</text:span><text:span text:style-name="T3">}</text:span><text:span text:style-name="T7">"</text:span><text:span text:style-name="T4">)</text:span></text:p>
          </draw:text-box>
        </draw:frame>
        <draw:frame draw:style-name="gr3" draw:text-style-name="P4" draw:layer="layout" svg:width="1.166cm" svg:height="0.446cm" svg:x="2.54cm" svg:y="25.802cm">
          <draw:text-box>
            <text:p text:style-name="P3"><text:span text:style-name="T3">else</text:span><text:span text:style-name="T4">:</text:span></text:p>
          </draw:text-box>
        </draw:frame>
        <draw:frame draw:style-name="gr3" draw:text-style-name="P4" draw:layer="layout" svg:width="10.248cm" svg:height="0.446cm" svg:x="3.238cm" svg:y="26.308cm">
          <draw:text-box>
            <text:p text:style-name="P3"><text:span text:style-name="T10">print</text:span><text:span text:style-name="T4">(</text:span><text:span text:style-name="T7">f"File '</text:span><text:span text:style-name="T3">{</text:span><text:span text:style-name="T4">file_path</text:span><text:span text:style-name="T3">}</text:span><text:span text:style-name="T7">' does not exist."</text:span><text:span text:style-name="T4">)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5.903cm" svg:height="0.433cm" svg:x="2.54cm" svg:y="4.092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2.859cm" svg:height="0.433cm" svg:x="2.54cm" svg:y="4.605cm">
          <draw:text-box>
            <text:p text:style-name="P3"><text:span text:style-name="T1">1) /usr/bin/python3.9 /home/student/Документы/uc27klipan/pz/pz 17/17.py</text:span></text:p>
          </draw:text-box>
        </draw:frame>
        <draw:frame draw:style-name="gr3" draw:text-style-name="P4" draw:layer="layout" svg:width="5.649cm" svg:height="0.433cm" svg:x="2.54cm" svg:y="5.632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185cm" svg:height="0.433cm" svg:x="2.54cm" svg:y="6.658cm">
          <draw:text-box>
            <text:p text:style-name="P3"><text:span text:style-name="T1">2) /usr/bin/python3.9 /home/student/Документы/uc27klipan/pz/pz 17/17.2.py</text:span></text:p>
          </draw:text-box>
        </draw:frame>
        <draw:frame draw:style-name="gr3" draw:text-style-name="P4" draw:layer="layout" svg:width="5.649cm" svg:height="0.433cm" svg:x="2.54cm" svg:y="7.684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075cm" svg:height="0.433cm" svg:x="2.54cm" svg:y="8.711cm">
          <draw:text-box>
            <text:p text:style-name="P3"><text:span text:style-name="T1">3)/usr/bin/python3.9 /home/student/Документы/uc27klipan/pz/pz 17/17.3.py</text:span></text:p>
          </draw:text-box>
        </draw:frame>
        <draw:frame draw:style-name="gr3" draw:text-style-name="P4" draw:layer="layout" svg:width="1.28cm" svg:height="0.433cm" svg:x="2.54cm" svg:y="9.224cm">
          <draw:text-box>
            <text:p text:style-name="P3"><text:span text:style-name="T1">11.1.py</text:span></text:p>
          </draw:text-box>
        </draw:frame>
        <draw:frame draw:style-name="gr3" draw:text-style-name="P4" draw:layer="layout" svg:width="1.285cm" svg:height="0.433cm" svg:x="2.54cm" svg:y="9.737cm">
          <draw:text-box>
            <text:p text:style-name="P3"><text:span text:style-name="T1">Text.txt</text:span></text:p>
          </draw:text-box>
        </draw:frame>
        <draw:frame draw:style-name="gr3" draw:text-style-name="P4" draw:layer="layout" svg:width="2.644cm" svg:height="0.433cm" svg:x="2.54cm" svg:y="10.25cm">
          <draw:text-box>
            <text:p text:style-name="P3"><text:span text:style-name="T1">LongestLine.txt</text:span></text:p>
          </draw:text-box>
        </draw:frame>
        <draw:frame draw:style-name="gr3" draw:text-style-name="P4" draw:layer="layout" svg:width="1.501cm" svg:height="0.433cm" svg:x="2.54cm" svg:y="10.763cm">
          <draw:text-box>
            <text:p text:style-name="P3"><text:span text:style-name="T1">data1.txt</text:span></text:p>
          </draw:text-box>
        </draw:frame>
        <draw:frame draw:style-name="gr3" draw:text-style-name="P4" draw:layer="layout" svg:width="1.501cm" svg:height="0.433cm" svg:x="2.54cm" svg:y="11.277cm">
          <draw:text-box>
            <text:p text:style-name="P3"><text:span text:style-name="T1">data2.txt</text:span></text:p>
          </draw:text-box>
        </draw:frame>
        <draw:frame draw:style-name="gr3" draw:text-style-name="P4" draw:layer="layout" svg:width="1.28cm" svg:height="0.433cm" svg:x="2.54cm" svg:y="11.79cm">
          <draw:text-box>
            <text:p text:style-name="P3"><text:span text:style-name="T1">11.2.py</text:span></text:p>
          </draw:text-box>
        </draw:frame>
        <draw:frame draw:style-name="gr3" draw:text-style-name="P4" draw:layer="layout" svg:width="5.649cm" svg:height="0.433cm" svg:x="2.54cm" svg:y="12.816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726cm" svg:height="0.433cm" svg:x="2.54cm" svg:y="13.842cm">
          <draw:text-box>
            <text:p text:style-name="P3"><text:span text:style-name="T1">3.2)/usr/bin/python3.9 /home/student/Документы/uc27klipan/pz/pz 17/17.3.2.py</text:span></text:p>
          </draw:text-box>
        </draw:frame>
        <draw:frame draw:style-name="gr3" draw:text-style-name="P4" draw:layer="layout" svg:width="3.575cm" svg:height="0.433cm" svg:x="2.54cm" svg:y="14.355cm">
          <draw:text-box>
            <text:p text:style-name="P3"><text:span text:style-name="T1">File sizes in the 'test'</text:span></text:p>
          </draw:text-box>
        </draw:frame>
        <draw:frame draw:style-name="gr3" draw:text-style-name="P4" draw:layer="layout" svg:width="1.086cm" svg:height="0.433cm" svg:x="6.201cm" svg:y="14.355cm">
          <draw:text-box>
            <text:p text:style-name="P3"><text:span text:style-name="T1">folder:</text:span></text:p>
          </draw:text-box>
        </draw:frame>
        <draw:frame draw:style-name="gr3" draw:text-style-name="P4" draw:layer="layout" svg:width="10.323cm" svg:height="0.433cm" svg:x="2.54cm" svg:y="14.869cm">
          <draw:text-box>
            <text:p text:style-name="P3"><text:span text:style-name="T1">Студент группы ИС-27 Клипань Аким (1).pdf: 96831 bytes</text:span></text:p>
          </draw:text-box>
        </draw:frame>
        <draw:frame draw:style-name="gr3" draw:text-style-name="P4" draw:layer="layout" svg:width="3.495cm" svg:height="0.433cm" svg:x="2.54cm" svg:y="15.382cm">
          <draw:text-box>
            <text:p text:style-name="P3"><text:span text:style-name="T1">pz 6.2.py: 769 bytes</text:span></text:p>
          </draw:text-box>
        </draw:frame>
        <draw:frame draw:style-name="gr3" draw:text-style-name="P4" draw:layer="layout" svg:width="5.649cm" svg:height="0.433cm" svg:x="2.54cm" svg:y="16.408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837cm" svg:height="0.433cm" svg:x="2.54cm" svg:y="17.434cm">
          <draw:text-box>
            <text:p text:style-name="P3"><text:span text:style-name="T1">3.3) /usr/bin/python3.9 /home/student/Документы/uc27klipan/pz/pz 17/17.3.3.py</text:span></text:p>
          </draw:text-box>
        </draw:frame>
        <draw:frame draw:style-name="gr3" draw:text-style-name="P4" draw:layer="layout" svg:width="5.979cm" svg:height="0.433cm" svg:x="2.54cm" svg:y="17.948cm">
          <draw:text-box>
            <text:p text:style-name="P3"><text:span text:style-name="T1">Shortest filename in PZ11: 11.1.py</text:span></text:p>
          </draw:text-box>
        </draw:frame>
        <draw:frame draw:style-name="gr3" draw:text-style-name="P4" draw:layer="layout" svg:width="5.649cm" svg:height="0.433cm" svg:x="2.54cm" svg:y="18.974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837cm" svg:height="0.433cm" svg:x="2.54cm" svg:y="20cm">
          <draw:text-box>
            <text:p text:style-name="P3"><text:span text:style-name="T1">3.4) /usr/bin/python3.9 /home/student/Документы/uc27klipan/pz/pz 17/17.3.4.py</text:span></text:p>
          </draw:text-box>
        </draw:frame>
        <draw:frame draw:style-name="gr3" draw:text-style-name="P4" draw:layer="layout" svg:width="5.649cm" svg:height="0.433cm" svg:x="2.54cm" svg:y="21.027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837cm" svg:height="0.433cm" svg:x="2.54cm" svg:y="22.053cm">
          <draw:text-box>
            <text:p text:style-name="P3"><text:span text:style-name="T1">3.5) /usr/bin/python3.9 /home/student/Документы/uc27klipan/pz/pz 17/17.3.5.py</text:span></text:p>
          </draw:text-box>
        </draw:frame>
        <draw:frame draw:style-name="gr3" draw:text-style-name="P4" draw:layer="layout" svg:width="3.74cm" svg:height="0.433cm" svg:x="2.54cm" svg:y="22.566cm">
          <draw:text-box>
            <text:p text:style-name="P3"><text:span text:style-name="T1">File 'test/test1/test.txt'</text:span></text:p>
          </draw:text-box>
        </draw:frame>
        <draw:frame draw:style-name="gr3" draw:text-style-name="P4" draw:layer="layout" svg:width="3.592cm" svg:height="0.433cm" svg:x="6.352cm" svg:y="22.566cm">
          <draw:text-box>
            <text:p text:style-name="P3"><text:span text:style-name="T1">successfully deleted.</text:span></text:p>
          </draw:text-box>
        </draw:frame>
        <draw:frame draw:style-name="gr3" draw:text-style-name="P4" draw:layer="layout" svg:width="5.649cm" svg:height="0.433cm" svg:x="2.54cm" svg:y="23.592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26.671cm">
          <draw:text-box>
            <text:p text:style-name="P3"><text:span text:style-name="T2">Вывод: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13.756cm" svg:height="0.433cm" svg:x="2.54cm" svg:y="2.553cm">
          <draw:text-box>
            <text:p text:style-name="P3"><text:span text:style-name="T1">Мы закрепили усвоенные знания, понятия, алгоритмы, основные принципы</text:span></text:p>
          </draw:text-box>
        </draw:frame>
        <draw:frame draw:style-name="gr3" draw:text-style-name="P4" draw:layer="layout" svg:width="12.986cm" svg:height="0.433cm" svg:x="2.54cm" svg:y="3.066cm">
          <draw:text-box>
            <text:p text:style-name="P3"><text:span text:style-name="T1">составления программ, мы приобрели навыки составление программ с</text:span></text:p>
          </draw:text-box>
        </draw:frame>
        <draw:frame draw:style-name="gr3" draw:text-style-name="P4" draw:layer="layout" svg:width="15.598cm" svg:height="0.433cm" svg:x="2.54cm" svg:y="3.579cm">
          <draw:text-box>
            <text:p text:style-name="P3"><text:span text:style-name="T1">использованием GUI Tkinter в IDE PyCharm Community, изучили возможности модуля</text:span></text:p>
          </draw:text-box>
        </draw:frame>
        <draw:frame draw:style-name="gr3" draw:text-style-name="P4" draw:layer="layout" svg:width="0.675cm" svg:height="0.433cm" svg:x="2.54cm" svg:y="4.092cm">
          <draw:text-box>
            <text:p text:style-name="P3"><text:span text:style-name="T1">O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59:09.095740056</dc:date>
    <meta:editing-duration>PT31S</meta:editing-duration>
    <meta:editing-cycles>1</meta:editing-cycles>
    <meta:document-statistic meta:object-count="709"/>
    <meta:generator>LibreOffice/7.3.7.2$Linux_X86_64 LibreOffice_project/30$Build-2</meta:generator>
  </office:meta>
</office:document-meta>
</file>